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.143cm" table:align="margins" style:may-break-between-rows="false"/>
    </style:style>
    <style:style style:name="_31_Table1.A" style:display-name="1Table1.A" style:family="table-column">
      <style:table-column-properties style:column-width="0.499cm" style:rel-column-width="28620*"/>
    </style:style>
    <style:style style:name="_31_Table1.B" style:display-name="1Table1.B" style:family="table-column">
      <style:table-column-properties style:column-width="0.644cm" style:rel-column-width="36915*"/>
    </style:style>
    <style:style style:name="_31_Table1.1" style:display-name="1Table1.1" style:family="table-row">
      <style:table-row-properties style:row-height="5.95cm"/>
    </style:style>
    <style:style style:name="_31_Table1.A1" style:display-name="1Table1.A1" style:family="table-cell">
      <style:table-cell-properties style:vertical-align="middle" fo:background-color="transparent" fo:padding="0c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c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c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.387cm" fo:break-after="page" table:align="margins" style:may-break-between-rows="false"/>
    </style:style>
    <style:style style:name="_31_Table2.A" style:display-name="1Table2.A" style:family="table-column">
      <style:table-column-properties style:column-width="2cm" style:rel-column-width="7129*"/>
    </style:style>
    <style:style style:name="_31_Table2.B" style:display-name="1Table2.B" style:family="table-column">
      <style:table-column-properties style:column-width="11cm" style:rel-column-width="39205*"/>
    </style:style>
    <style:style style:name="_31_Table2.C" style:display-name="1Table2.C" style:family="table-column">
      <style:table-column-properties style:column-width="1cm" style:rel-column-width="3564*"/>
    </style:style>
    <style:style style:name="_31_Table2.D" style:display-name="1Table2.D" style:family="table-column">
      <style:table-column-properties style:column-width="4.387cm" style:rel-column-width="15637*"/>
    </style:style>
    <style:style style:name="_31_Table2.1" style:display-name="1Table2.1" style:family="table-row">
      <style:table-row-properties style:row-height="1.499cm"/>
    </style:style>
    <style:style style:name="_31_Table2.A1" style:display-name="1Table2.A1" style:family="table-cell">
      <style:table-cell-properties style:vertical-align="middle" fo:padding="0c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0.804cm"/>
    </style:style>
    <style:style style:name="_31_Table2.A2" style:display-name="1Table2.A2" style:family="table-cell">
      <style:table-cell-properties style:vertical-align="middle" fo:padding-left="0.101cm" fo:padding-right="0.101cm" fo:padding-top="0cm" fo:padding-bottom="0c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0.101cm" fo:padding-right="0cm" fo:padding-top="0cm" fo:padding-bottom="0c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cm" fo:border-left="1.6pt solid #000000" fo:border-right="none" fo:border-top="none" fo:border-bottom="0.8pt solid #000000"/>
    </style:style>
    <style:style style:name="_31_Table2.A27" style:display-name="1Table2.A27" style:family="table-cell">
      <style:table-cell-properties style:vertical-align="middle" fo:padding-left="0.101cm" fo:padding-right="0.101cm" fo:padding-top="0cm" fo:padding-bottom="0cm" fo:border-left="none" fo:border-right="none" fo:border-top="none" fo:border-bottom="1.6pt solid #000000"/>
    </style:style>
    <style:style style:name="_31_Table2.B27" style:display-name="1Table2.B27" style:family="table-cell">
      <style:table-cell-properties style:vertical-align="middle" fo:padding-left="0.101cm" fo:padding-right="0cm" fo:padding-top="0cm" fo:padding-bottom="0cm" fo:border-left="1.6pt solid #000000" fo:border-right="none" fo:border-top="none" fo:border-bottom="1.6pt solid #000000"/>
    </style:style>
    <style:style style:name="_31_Table3" style:display-name="1Table3" style:family="table">
      <style:table-properties style:width="1.143cm" table:align="margins" style:may-break-between-rows="false"/>
    </style:style>
    <style:style style:name="_31_Table3.A" style:display-name="1Table3.A" style:family="table-column">
      <style:table-column-properties style:column-width="0.499cm" style:rel-column-width="28620*"/>
    </style:style>
    <style:style style:name="_31_Table3.B" style:display-name="1Table3.B" style:family="table-column">
      <style:table-column-properties style:column-width="0.644cm" style:rel-column-width="36915*"/>
    </style:style>
    <style:style style:name="_31_Table3.1" style:display-name="1Table3.1" style:family="table-row">
      <style:table-row-properties style:row-height="3.45cm"/>
    </style:style>
    <style:style style:name="_31_Table3.A1" style:display-name="1Table3.A1" style:family="table-cell">
      <style:table-cell-properties style:vertical-align="middle" fo:background-color="transparent" fo:padding="0c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c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.499cm"/>
    </style:style>
    <style:style style:name="_31_Table3.4" style:display-name="1Table3.4" style:family="table-row">
      <style:table-row-properties style:row-height="3.48cm"/>
    </style:style>
    <style:style style:name="_31_Table3.A5" style:display-name="1Table3.A5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c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.387cm" table:align="margins" style:may-break-between-rows="false"/>
    </style:style>
    <style:style style:name="_31_Table4.A" style:display-name="1Table4.A" style:family="table-column">
      <style:table-column-properties style:column-width="0.7cm" style:rel-column-width="2495*"/>
    </style:style>
    <style:style style:name="_31_Table4.B" style:display-name="1Table4.B" style:family="table-column">
      <style:table-column-properties style:column-width="1cm" style:rel-column-width="3564*"/>
    </style:style>
    <style:style style:name="_31_Table4.C" style:display-name="1Table4.C" style:family="table-column">
      <style:table-column-properties style:column-width="2.3cm" style:rel-column-width="8198*"/>
    </style:style>
    <style:style style:name="_31_Table4.D" style:display-name="1Table4.D" style:family="table-column">
      <style:table-column-properties style:column-width="1.499cm" style:rel-column-width="5343*"/>
    </style:style>
    <style:style style:name="_31_Table4.F" style:display-name="1Table4.F" style:family="table-column">
      <style:table-column-properties style:column-width="7.001cm" style:rel-column-width="24952*"/>
    </style:style>
    <style:style style:name="_31_Table4.G" style:display-name="1Table4.G" style:family="table-column">
      <style:table-column-properties style:column-width="0.499cm" style:rel-column-width="1779*"/>
    </style:style>
    <style:style style:name="_31_Table4.K" style:display-name="1Table4.K" style:family="table-column">
      <style:table-column-properties style:column-width="1.891cm" style:rel-column-width="6739*"/>
    </style:style>
    <style:style style:name="_31_Table4.1" style:display-name="1Table4.1" style:family="table-row">
      <style:table-row-properties style:row-height="0.494cm"/>
    </style:style>
    <style:style style:name="_31_Table4.A1" style:display-name="1Table4.A1" style:family="table-cell">
      <style:table-cell-properties style:vertical-align="middle" fo:padding="0c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c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c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0.101cm" fo:padding-right="0cm" fo:padding-top="0cm" fo:padding-bottom="0c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0.101cm" fo:padding-right="0cm" fo:padding-top="0cm" fo:padding-bottom="0c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c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c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0.101cm" fo:padding-right="0cm" fo:padding-top="0cm" fo:padding-bottom="0cm" fo:border="none"/>
    </style:style>
    <style:style style:name="_31_Table4.C8" style:display-name="1Table4.C8" style:family="table-cell">
      <style:table-cell-properties style:vertical-align="middle" fo:padding-left="0.101cm" fo:padding-right="0cm" fo:padding-top="0cm" fo:padding-bottom="0cm" fo:border-left="1.6pt solid #000000" fo:border-right="none" fo:border-top="none" fo:border-bottom="none"/>
    </style:style>
    <style:style style:name="Table1" style:family="table">
      <style:table-properties style:width="11.8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395cm" style:rel-column-width="7680*"/>
    </style:style>
    <style:style style:name="Table1.B" style:family="table-column">
      <style:table-column-properties style:column-width="5.278cm" style:rel-column-width="29067*"/>
    </style:style>
    <style:style style:name="Table1.C" style:family="table-column">
      <style:table-column-properties style:column-width="5.226cm" style:rel-column-width="28788*"/>
    </style:style>
    <style:style style:name="Table1.1" style:family="table-row">
      <style:table-row-properties style:row-height="1.349cm" fo:keep-together="auto"/>
    </style:style>
    <style:style style:name="Table1.A1" style:family="table-cell">
      <style:table-cell-properties fo:background-color="transparent" fo:padding="0.097cm" fo:border-left="1.6pt solid #000000" fo:border-right="none" fo:border-top="none" fo:border-bottom="1.6pt solid #000000" style:writing-mode="page">
        <style:background-image/>
      </style:table-cell-properties>
    </style:style>
    <style:style style:name="Table1.2" style:family="table-row">
      <style:table-row-properties style:row-height="0.801cm"/>
    </style:style>
    <style:style style:name="Table1.A2" style:family="table-cell">
      <style:table-cell-properties fo:background-color="transparent" fo:padding="0.097cm" fo:border-left="1.6pt solid #000000" fo:border-right="1.6pt solid #000000" fo:border-top="none" fo:border-bottom="none" style:writing-mode="page">
        <style:background-image/>
      </style:table-cell-properties>
    </style:style>
    <style:style style:name="_32_Table1" style:display-name="2Table1" style:family="table">
      <style:table-properties style:width="18.387cm" table:align="margins" style:may-break-between-rows="false"/>
    </style:style>
    <style:style style:name="_32_Table1.A" style:display-name="2Table1.A" style:family="table-column">
      <style:table-column-properties style:column-width="2cm" style:rel-column-width="7129*"/>
    </style:style>
    <style:style style:name="_32_Table1.B" style:display-name="2Table1.B" style:family="table-column">
      <style:table-column-properties style:column-width="11cm" style:rel-column-width="39205*"/>
    </style:style>
    <style:style style:name="_32_Table1.C" style:display-name="2Table1.C" style:family="table-column">
      <style:table-column-properties style:column-width="1cm" style:rel-column-width="3564*"/>
    </style:style>
    <style:style style:name="_32_Table1.D" style:display-name="2Table1.D" style:family="table-column">
      <style:table-column-properties style:column-width="4.387cm" style:rel-column-width="15637*"/>
    </style:style>
    <style:style style:name="_32_Table1.1" style:display-name="2Table1.1" style:family="table-row">
      <style:table-row-properties style:row-height="1.499cm"/>
    </style:style>
    <style:style style:name="_32_Table1.A1" style:display-name="2Table1.A1" style:family="table-cell">
      <style:table-cell-properties style:vertical-align="middle" fo:padding="0cm" fo:border-left="none" fo:border-right="none" fo:border-top="none" fo:border-bottom="1.6pt solid #000000"/>
    </style:style>
    <style:style style:name="_32_Table1.B1" style:display-name="2Table1.B1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2_Table1.2" style:display-name="2Table1.2" style:family="table-row">
      <style:table-row-properties style:row-height="0.801cm"/>
    </style:style>
    <style:style style:name="_32_Table1.A2" style:display-name="2Table1.A2" style:family="table-cell">
      <style:table-cell-properties style:vertical-align="middle" fo:padding-left="0.101cm" fo:padding-right="0.101cm" fo:padding-top="0cm" fo:padding-bottom="0cm" fo:border-left="none" fo:border-right="none" fo:border-top="none" fo:border-bottom="0.8pt solid #000000"/>
    </style:style>
    <style:style style:name="_32_Table1.B2" style:display-name="2Table1.B2" style:family="table-cell">
      <style:table-cell-properties style:vertical-align="middle" fo:padding-left="0.101cm" fo:padding-right="0cm" fo:padding-top="0cm" fo:padding-bottom="0cm" fo:border-left="1.6pt solid #000000" fo:border-right="none" fo:border-top="none" fo:border-bottom="0.8pt solid #000000"/>
    </style:style>
    <style:style style:name="_32_Table1.C2" style:display-name="2Table1.C2" style:family="table-cell">
      <style:table-cell-properties style:vertical-align="middle" fo:padding="0cm" fo:border-left="1.6pt solid #000000" fo:border-right="none" fo:border-top="none" fo:border-bottom="0.8pt solid #000000"/>
    </style:style>
    <style:style style:name="_32_Table2" style:display-name="2Table2" style:family="table">
      <style:table-properties style:width="18.387cm" table:align="margins"/>
    </style:style>
    <style:style style:name="_32_Table2.A" style:display-name="2Table2.A" style:family="table-column">
      <style:table-column-properties style:column-width="0.7cm" style:rel-column-width="2495*"/>
    </style:style>
    <style:style style:name="_32_Table2.B" style:display-name="2Table2.B" style:family="table-column">
      <style:table-column-properties style:column-width="1cm" style:rel-column-width="3564*"/>
    </style:style>
    <style:style style:name="_32_Table2.C" style:display-name="2Table2.C" style:family="table-column">
      <style:table-column-properties style:column-width="2.3cm" style:rel-column-width="8198*"/>
    </style:style>
    <style:style style:name="_32_Table2.D" style:display-name="2Table2.D" style:family="table-column">
      <style:table-column-properties style:column-width="1.499cm" style:rel-column-width="5343*"/>
    </style:style>
    <style:style style:name="_32_Table2.F" style:display-name="2Table2.F" style:family="table-column">
      <style:table-column-properties style:column-width="11cm" style:rel-column-width="39205*"/>
    </style:style>
    <style:style style:name="_32_Table2.G" style:display-name="2Table2.G" style:family="table-column">
      <style:table-column-properties style:column-width="0.889cm" style:rel-column-width="3166*"/>
    </style:style>
    <style:style style:name="_32_Table2.1" style:display-name="2Table2.1" style:family="table-row">
      <style:table-row-properties style:row-height="0.49cm"/>
    </style:style>
    <style:style style:name="_32_Table2.A1" style:display-name="2Table2.A1" style:family="table-cell">
      <style:table-cell-properties style:vertical-align="middle" fo:padding="0cm" fo:border-left="none" fo:border-right="none" fo:border-top="none" fo:border-bottom="0.8pt solid #000000"/>
    </style:style>
    <style:style style:name="_32_Table2.B1" style:display-name="2Table2.B1" style:family="table-cell">
      <style:table-cell-properties style:vertical-align="middle" fo:padding="0cm" fo:border-left="1.6pt solid #000000" fo:border-right="none" fo:border-top="none" fo:border-bottom="0.8pt solid #000000"/>
    </style:style>
    <style:style style:name="_32_Table2.F1" style:display-name="2Table2.F1" style:family="table-cell">
      <style:table-cell-properties style:vertical-align="middle" fo:padding="0cm" fo:border-left="1.6pt solid #000000" fo:border-right="none" fo:border-top="none" fo:border-bottom="none"/>
    </style:style>
    <style:style style:name="_32_Table2.G1" style:display-name="2Table2.G1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2_Table2.2" style:display-name="2Table2.2" style:family="table-row">
      <style:table-row-properties style:row-height="0.199cm"/>
    </style:style>
    <style:style style:name="_32_Table2.A2" style:display-name="2Table2.A2" style:family="table-cell">
      <style:table-cell-properties style:vertical-align="middle" fo:padding="0cm" fo:border-left="none" fo:border-right="none" fo:border-top="none" fo:border-bottom="1.6pt solid #000000"/>
    </style:style>
    <style:style style:name="_32_Table2.3" style:display-name="2Table2.3" style:family="table-row">
      <style:table-row-properties style:row-height="0.289cm"/>
    </style:style>
    <style:style style:name="_32_Table2.A4" style:display-name="2Table2.A4" style:family="table-cell">
      <style:table-cell-properties style:vertical-align="middle" fo:padding="0cm" fo:border="none"/>
    </style:style>
    <style:style style:name="_32_Table3" style:display-name="2Table3" style:family="table">
      <style:table-properties style:width="1.143cm" table:align="margins" style:may-break-between-rows="false"/>
    </style:style>
    <style:style style:name="_32_Table3.A" style:display-name="2Table3.A" style:family="table-column">
      <style:table-column-properties style:column-width="0.499cm" style:rel-column-width="28620*"/>
    </style:style>
    <style:style style:name="_32_Table3.B" style:display-name="2Table3.B" style:family="table-column">
      <style:table-column-properties style:column-width="0.644cm" style:rel-column-width="36915*"/>
    </style:style>
    <style:style style:name="_32_Table3.1" style:display-name="2Table3.1" style:family="table-row">
      <style:table-row-properties style:row-height="3.45cm"/>
    </style:style>
    <style:style style:name="_32_Table3.A1" style:display-name="2Table3.A1" style:family="table-cell">
      <style:table-cell-properties style:vertical-align="middle" fo:background-color="transparent" fo:padding="0cm" fo:border-left="none" fo:border-right="none" fo:border-top="none" fo:border-bottom="1.6pt solid #000000">
        <style:background-image/>
      </style:table-cell-properties>
    </style:style>
    <style:style style:name="_32_Table3.B1" style:display-name="2Table3.B1" style:family="table-cell">
      <style:table-cell-properties style:vertical-align="middle" fo:background-color="transparent" fo:padding="0cm" fo:border-left="1.6pt solid #000000" fo:border-right="none" fo:border-top="none" fo:border-bottom="1.6pt solid #000000">
        <style:background-image/>
      </style:table-cell-properties>
    </style:style>
    <style:style style:name="_32_Table3.2" style:display-name="2Table3.2" style:family="table-row">
      <style:table-row-properties style:row-height="2.499cm"/>
    </style:style>
    <style:style style:name="_32_Table3.4" style:display-name="2Table3.4" style:family="table-row">
      <style:table-row-properties style:row-height="3.48cm"/>
    </style:style>
    <style:style style:name="_32_Table3.A5" style:display-name="2Table3.A5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_32_Table3.B5" style:display-name="2Table3.B5" style:family="table-cell">
      <style:table-cell-properties style:vertical-align="middle" fo:background-color="transparent" fo:padding="0cm" fo:border-left="1.6pt solid #000000" fo:border-right="none" fo:border-top="none" fo:border-bottom="none">
        <style:background-image/>
      </style:table-cell-properties>
    </style:style>
    <style:style style:name="_33_Table1" style:display-name="3Table1" style:family="table">
      <style:table-properties style:width="18.387cm" table:align="margins" style:may-break-between-rows="false"/>
    </style:style>
    <style:style style:name="_33_Table1.A" style:display-name="3Table1.A" style:family="table-column">
      <style:table-column-properties style:column-width="2cm" style:rel-column-width="7129*"/>
    </style:style>
    <style:style style:name="_33_Table1.B" style:display-name="3Table1.B" style:family="table-column">
      <style:table-column-properties style:column-width="11cm" style:rel-column-width="39205*"/>
    </style:style>
    <style:style style:name="_33_Table1.C" style:display-name="3Table1.C" style:family="table-column">
      <style:table-column-properties style:column-width="1cm" style:rel-column-width="3564*"/>
    </style:style>
    <style:style style:name="_33_Table1.D" style:display-name="3Table1.D" style:family="table-column">
      <style:table-column-properties style:column-width="4.387cm" style:rel-column-width="15637*"/>
    </style:style>
    <style:style style:name="_33_Table1.1" style:display-name="3Table1.1" style:family="table-row">
      <style:table-row-properties style:row-height="1.499cm"/>
    </style:style>
    <style:style style:name="_33_Table1.A1" style:display-name="3Table1.A1" style:family="table-cell">
      <style:table-cell-properties style:vertical-align="middle" fo:padding="0cm" fo:border-left="none" fo:border-right="none" fo:border-top="none" fo:border-bottom="1.6pt solid #000000"/>
    </style:style>
    <style:style style:name="_33_Table1.B1" style:display-name="3Table1.B1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3_Table1.2" style:display-name="3Table1.2" style:family="table-row">
      <style:table-row-properties style:row-height="0.801cm"/>
    </style:style>
    <style:style style:name="_33_Table1.A2" style:display-name="3Table1.A2" style:family="table-cell">
      <style:table-cell-properties style:vertical-align="middle" fo:padding-left="0.101cm" fo:padding-right="0.101cm" fo:padding-top="0cm" fo:padding-bottom="0cm" fo:border-left="none" fo:border-right="none" fo:border-top="none" fo:border-bottom="0.8pt solid #000000"/>
    </style:style>
    <style:style style:name="_33_Table1.B2" style:display-name="3Table1.B2" style:family="table-cell">
      <style:table-cell-properties style:vertical-align="middle" fo:padding-left="0.101cm" fo:padding-right="0cm" fo:padding-top="0cm" fo:padding-bottom="0cm" fo:border-left="1.6pt solid #000000" fo:border-right="none" fo:border-top="none" fo:border-bottom="0.8pt solid #000000"/>
    </style:style>
    <style:style style:name="_33_Table1.C2" style:display-name="3Table1.C2" style:family="table-cell">
      <style:table-cell-properties style:vertical-align="middle" fo:padding="0cm" fo:border-left="1.6pt solid #000000" fo:border-right="none" fo:border-top="none" fo:border-bottom="0.8pt solid #000000"/>
    </style:style>
    <style:style style:name="_33_Table2" style:display-name="3Table2" style:family="table">
      <style:table-properties style:width="18.387cm" table:align="margins"/>
    </style:style>
    <style:style style:name="_33_Table2.A" style:display-name="3Table2.A" style:family="table-column">
      <style:table-column-properties style:column-width="0.7cm" style:rel-column-width="2495*"/>
    </style:style>
    <style:style style:name="_33_Table2.B" style:display-name="3Table2.B" style:family="table-column">
      <style:table-column-properties style:column-width="1cm" style:rel-column-width="3564*"/>
    </style:style>
    <style:style style:name="_33_Table2.C" style:display-name="3Table2.C" style:family="table-column">
      <style:table-column-properties style:column-width="2.3cm" style:rel-column-width="8198*"/>
    </style:style>
    <style:style style:name="_33_Table2.D" style:display-name="3Table2.D" style:family="table-column">
      <style:table-column-properties style:column-width="1.499cm" style:rel-column-width="5343*"/>
    </style:style>
    <style:style style:name="_33_Table2.F" style:display-name="3Table2.F" style:family="table-column">
      <style:table-column-properties style:column-width="11cm" style:rel-column-width="39205*"/>
    </style:style>
    <style:style style:name="_33_Table2.G" style:display-name="3Table2.G" style:family="table-column">
      <style:table-column-properties style:column-width="0.889cm" style:rel-column-width="3166*"/>
    </style:style>
    <style:style style:name="_33_Table2.1" style:display-name="3Table2.1" style:family="table-row">
      <style:table-row-properties style:row-height="0.49cm"/>
    </style:style>
    <style:style style:name="_33_Table2.A1" style:display-name="3Table2.A1" style:family="table-cell">
      <style:table-cell-properties style:vertical-align="middle" fo:padding="0cm" fo:border-left="none" fo:border-right="none" fo:border-top="none" fo:border-bottom="0.8pt solid #000000"/>
    </style:style>
    <style:style style:name="_33_Table2.B1" style:display-name="3Table2.B1" style:family="table-cell">
      <style:table-cell-properties style:vertical-align="middle" fo:padding="0cm" fo:border-left="1.6pt solid #000000" fo:border-right="none" fo:border-top="none" fo:border-bottom="0.8pt solid #000000"/>
    </style:style>
    <style:style style:name="_33_Table2.F1" style:display-name="3Table2.F1" style:family="table-cell">
      <style:table-cell-properties style:vertical-align="middle" fo:padding="0cm" fo:border-left="1.6pt solid #000000" fo:border-right="none" fo:border-top="none" fo:border-bottom="none"/>
    </style:style>
    <style:style style:name="_33_Table2.G1" style:display-name="3Table2.G1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3_Table2.2" style:display-name="3Table2.2" style:family="table-row">
      <style:table-row-properties style:row-height="0.199cm"/>
    </style:style>
    <style:style style:name="_33_Table2.A2" style:display-name="3Table2.A2" style:family="table-cell">
      <style:table-cell-properties style:vertical-align="middle" fo:padding="0cm" fo:border-left="none" fo:border-right="none" fo:border-top="none" fo:border-bottom="1.6pt solid #000000"/>
    </style:style>
    <style:style style:name="_33_Table2.3" style:display-name="3Table2.3" style:family="table-row">
      <style:table-row-properties style:row-height="0.289cm"/>
    </style:style>
    <style:style style:name="_33_Table2.A4" style:display-name="3Table2.A4" style:family="table-cell">
      <style:table-cell-properties style:vertical-align="middle" fo:padding="0cm" fo:border="none"/>
    </style:style>
    <style:style style:name="_33_Table3" style:display-name="3Table3" style:family="table">
      <style:table-properties style:width="1.143cm" table:align="margins" style:may-break-between-rows="false"/>
    </style:style>
    <style:style style:name="_33_Table3.A" style:display-name="3Table3.A" style:family="table-column">
      <style:table-column-properties style:column-width="0.499cm" style:rel-column-width="28620*"/>
    </style:style>
    <style:style style:name="_33_Table3.B" style:display-name="3Table3.B" style:family="table-column">
      <style:table-column-properties style:column-width="0.644cm" style:rel-column-width="36915*"/>
    </style:style>
    <style:style style:name="_33_Table3.1" style:display-name="3Table3.1" style:family="table-row">
      <style:table-row-properties style:row-height="3.45cm"/>
    </style:style>
    <style:style style:name="_33_Table3.A1" style:display-name="3Table3.A1" style:family="table-cell">
      <style:table-cell-properties style:vertical-align="middle" fo:background-color="transparent" fo:padding="0cm" fo:border-left="none" fo:border-right="none" fo:border-top="none" fo:border-bottom="1.6pt solid #000000">
        <style:background-image/>
      </style:table-cell-properties>
    </style:style>
    <style:style style:name="_33_Table3.B1" style:display-name="3Table3.B1" style:family="table-cell">
      <style:table-cell-properties style:vertical-align="middle" fo:background-color="transparent" fo:padding="0cm" fo:border-left="1.6pt solid #000000" fo:border-right="none" fo:border-top="none" fo:border-bottom="1.6pt solid #000000">
        <style:background-image/>
      </style:table-cell-properties>
    </style:style>
    <style:style style:name="_33_Table3.2" style:display-name="3Table3.2" style:family="table-row">
      <style:table-row-properties style:row-height="2.499cm"/>
    </style:style>
    <style:style style:name="_33_Table3.4" style:display-name="3Table3.4" style:family="table-row">
      <style:table-row-properties style:row-height="3.48cm"/>
    </style:style>
    <style:style style:name="_33_Table3.A5" style:display-name="3Table3.A5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_33_Table3.B5" style:display-name="3Table3.B5" style:family="table-cell">
      <style:table-cell-properties style:vertical-align="middle" fo:background-color="transparent" fo:padding="0cm" fo:border-left="1.6pt solid #000000" fo:border-right="none" fo:border-top="none" fo:border-bottom="none">
        <style:background-image/>
      </style:table-cell-properties>
    </style:style>
    <style:style style:name="_34_Table1" style:display-name="4Table1" style:family="table">
      <style:table-properties style:width="18.387cm" table:align="margins" style:may-break-between-rows="false"/>
    </style:style>
    <style:style style:name="_34_Table1.A" style:display-name="4Table1.A" style:family="table-column">
      <style:table-column-properties style:column-width="2cm" style:rel-column-width="7129*"/>
    </style:style>
    <style:style style:name="_34_Table1.B" style:display-name="4Table1.B" style:family="table-column">
      <style:table-column-properties style:column-width="11cm" style:rel-column-width="39205*"/>
    </style:style>
    <style:style style:name="_34_Table1.C" style:display-name="4Table1.C" style:family="table-column">
      <style:table-column-properties style:column-width="1cm" style:rel-column-width="3564*"/>
    </style:style>
    <style:style style:name="_34_Table1.D" style:display-name="4Table1.D" style:family="table-column">
      <style:table-column-properties style:column-width="4.387cm" style:rel-column-width="15637*"/>
    </style:style>
    <style:style style:name="_34_Table1.1" style:display-name="4Table1.1" style:family="table-row">
      <style:table-row-properties style:row-height="1.499cm"/>
    </style:style>
    <style:style style:name="_34_Table1.A1" style:display-name="4Table1.A1" style:family="table-cell">
      <style:table-cell-properties style:vertical-align="middle" fo:padding="0cm" fo:border-left="none" fo:border-right="none" fo:border-top="none" fo:border-bottom="1.6pt solid #000000"/>
    </style:style>
    <style:style style:name="_34_Table1.B1" style:display-name="4Table1.B1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4_Table1.2" style:display-name="4Table1.2" style:family="table-row">
      <style:table-row-properties style:row-height="0.801cm"/>
    </style:style>
    <style:style style:name="_34_Table1.A2" style:display-name="4Table1.A2" style:family="table-cell">
      <style:table-cell-properties style:vertical-align="middle" fo:padding-left="0.101cm" fo:padding-right="0.101cm" fo:padding-top="0cm" fo:padding-bottom="0cm" fo:border-left="none" fo:border-right="none" fo:border-top="none" fo:border-bottom="0.8pt solid #000000"/>
    </style:style>
    <style:style style:name="_34_Table1.B2" style:display-name="4Table1.B2" style:family="table-cell">
      <style:table-cell-properties style:vertical-align="middle" fo:padding-left="0.101cm" fo:padding-right="0cm" fo:padding-top="0cm" fo:padding-bottom="0cm" fo:border-left="1.6pt solid #000000" fo:border-right="none" fo:border-top="none" fo:border-bottom="0.8pt solid #000000"/>
    </style:style>
    <style:style style:name="_34_Table1.C2" style:display-name="4Table1.C2" style:family="table-cell">
      <style:table-cell-properties style:vertical-align="middle" fo:padding="0cm" fo:border-left="1.6pt solid #000000" fo:border-right="none" fo:border-top="none" fo:border-bottom="0.8pt solid #000000"/>
    </style:style>
    <style:style style:name="_34_Table2" style:display-name="4Table2" style:family="table">
      <style:table-properties style:width="18.387cm" table:align="margins"/>
    </style:style>
    <style:style style:name="_34_Table2.A" style:display-name="4Table2.A" style:family="table-column">
      <style:table-column-properties style:column-width="0.7cm" style:rel-column-width="2495*"/>
    </style:style>
    <style:style style:name="_34_Table2.B" style:display-name="4Table2.B" style:family="table-column">
      <style:table-column-properties style:column-width="1cm" style:rel-column-width="3564*"/>
    </style:style>
    <style:style style:name="_34_Table2.C" style:display-name="4Table2.C" style:family="table-column">
      <style:table-column-properties style:column-width="2.3cm" style:rel-column-width="8198*"/>
    </style:style>
    <style:style style:name="_34_Table2.D" style:display-name="4Table2.D" style:family="table-column">
      <style:table-column-properties style:column-width="1.499cm" style:rel-column-width="5343*"/>
    </style:style>
    <style:style style:name="_34_Table2.F" style:display-name="4Table2.F" style:family="table-column">
      <style:table-column-properties style:column-width="11cm" style:rel-column-width="39205*"/>
    </style:style>
    <style:style style:name="_34_Table2.G" style:display-name="4Table2.G" style:family="table-column">
      <style:table-column-properties style:column-width="0.889cm" style:rel-column-width="3166*"/>
    </style:style>
    <style:style style:name="_34_Table2.1" style:display-name="4Table2.1" style:family="table-row">
      <style:table-row-properties style:row-height="0.49cm"/>
    </style:style>
    <style:style style:name="_34_Table2.A1" style:display-name="4Table2.A1" style:family="table-cell">
      <style:table-cell-properties style:vertical-align="middle" fo:padding="0cm" fo:border-left="none" fo:border-right="none" fo:border-top="none" fo:border-bottom="0.8pt solid #000000"/>
    </style:style>
    <style:style style:name="_34_Table2.B1" style:display-name="4Table2.B1" style:family="table-cell">
      <style:table-cell-properties style:vertical-align="middle" fo:padding="0cm" fo:border-left="1.6pt solid #000000" fo:border-right="none" fo:border-top="none" fo:border-bottom="0.8pt solid #000000"/>
    </style:style>
    <style:style style:name="_34_Table2.F1" style:display-name="4Table2.F1" style:family="table-cell">
      <style:table-cell-properties style:vertical-align="middle" fo:padding="0cm" fo:border-left="1.6pt solid #000000" fo:border-right="none" fo:border-top="none" fo:border-bottom="none"/>
    </style:style>
    <style:style style:name="_34_Table2.G1" style:display-name="4Table2.G1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4_Table2.2" style:display-name="4Table2.2" style:family="table-row">
      <style:table-row-properties style:row-height="0.199cm"/>
    </style:style>
    <style:style style:name="_34_Table2.A2" style:display-name="4Table2.A2" style:family="table-cell">
      <style:table-cell-properties style:vertical-align="middle" fo:padding="0cm" fo:border-left="none" fo:border-right="none" fo:border-top="none" fo:border-bottom="1.6pt solid #000000"/>
    </style:style>
    <style:style style:name="_34_Table2.3" style:display-name="4Table2.3" style:family="table-row">
      <style:table-row-properties style:row-height="0.289cm"/>
    </style:style>
    <style:style style:name="_34_Table2.A4" style:display-name="4Table2.A4" style:family="table-cell">
      <style:table-cell-properties style:vertical-align="middle" fo:padding="0cm" fo:border="none"/>
    </style:style>
    <style:style style:name="_34_Table3" style:display-name="4Table3" style:family="table">
      <style:table-properties style:width="1.143cm" table:align="margins" style:may-break-between-rows="false"/>
    </style:style>
    <style:style style:name="_34_Table3.A" style:display-name="4Table3.A" style:family="table-column">
      <style:table-column-properties style:column-width="0.499cm" style:rel-column-width="28620*"/>
    </style:style>
    <style:style style:name="_34_Table3.B" style:display-name="4Table3.B" style:family="table-column">
      <style:table-column-properties style:column-width="0.644cm" style:rel-column-width="36915*"/>
    </style:style>
    <style:style style:name="_34_Table3.1" style:display-name="4Table3.1" style:family="table-row">
      <style:table-row-properties style:row-height="3.45cm"/>
    </style:style>
    <style:style style:name="_34_Table3.A1" style:display-name="4Table3.A1" style:family="table-cell">
      <style:table-cell-properties style:vertical-align="middle" fo:background-color="transparent" fo:padding="0cm" fo:border-left="none" fo:border-right="none" fo:border-top="none" fo:border-bottom="1.6pt solid #000000">
        <style:background-image/>
      </style:table-cell-properties>
    </style:style>
    <style:style style:name="_34_Table3.B1" style:display-name="4Table3.B1" style:family="table-cell">
      <style:table-cell-properties style:vertical-align="middle" fo:background-color="transparent" fo:padding="0cm" fo:border-left="1.6pt solid #000000" fo:border-right="none" fo:border-top="none" fo:border-bottom="1.6pt solid #000000">
        <style:background-image/>
      </style:table-cell-properties>
    </style:style>
    <style:style style:name="_34_Table3.2" style:display-name="4Table3.2" style:family="table-row">
      <style:table-row-properties style:row-height="2.499cm"/>
    </style:style>
    <style:style style:name="_34_Table3.4" style:display-name="4Table3.4" style:family="table-row">
      <style:table-row-properties style:row-height="3.48cm"/>
    </style:style>
    <style:style style:name="_34_Table3.A5" style:display-name="4Table3.A5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_34_Table3.B5" style:display-name="4Table3.B5" style:family="table-cell">
      <style:table-cell-properties style:vertical-align="middle" fo:background-color="transparent" fo:padding="0cm" fo:border-left="1.6pt solid #000000" fo:border-right="none" fo:border-top="none" fo:border-bottom="none">
        <style:background-image/>
      </style:table-cell-properties>
    </style:style>
    <style:style style:name="_35_Table1" style:display-name="5Table1" style:family="table">
      <style:table-properties style:width="18.387cm" table:align="margins" style:may-break-between-rows="false"/>
    </style:style>
    <style:style style:name="_35_Table1.A" style:display-name="5Table1.A" style:family="table-column">
      <style:table-column-properties style:column-width="0.801cm" style:rel-column-width="2854*"/>
    </style:style>
    <style:style style:name="_35_Table1.B" style:display-name="5Table1.B" style:family="table-column">
      <style:table-column-properties style:column-width="2cm" style:rel-column-width="7129*"/>
    </style:style>
    <style:style style:name="_35_Table1.G" style:display-name="5Table1.G" style:family="table-column">
      <style:table-column-properties style:column-width="2.499cm" style:rel-column-width="8908*"/>
    </style:style>
    <style:style style:name="_35_Table1.I" style:display-name="5Table1.I" style:family="table-column">
      <style:table-column-properties style:column-width="1.499cm" style:rel-column-width="5343*"/>
    </style:style>
    <style:style style:name="_35_Table1.J" style:display-name="5Table1.J" style:family="table-column">
      <style:table-column-properties style:column-width="1.088cm" style:rel-column-width="3877*"/>
    </style:style>
    <style:style style:name="_35_Table1.1" style:display-name="5Table1.1" style:family="table-row">
      <style:table-row-properties style:row-height="1cm"/>
    </style:style>
    <style:style style:name="_35_Table1.A1" style:display-name="5Table1.A1" style:family="table-cell">
      <style:table-cell-properties style:vertical-align="middle" fo:padding="0cm" fo:border-left="none" fo:border-right="none" fo:border-top="none" fo:border-bottom="1.6pt solid #000000"/>
    </style:style>
    <style:style style:name="_35_Table1.2" style:display-name="5Table1.2" style:family="table-row">
      <style:table-row-properties style:row-height="0.6cm"/>
    </style:style>
    <style:style style:name="_35_Table1.F2" style:display-name="5Table1.F2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5_Table1.3" style:display-name="5Table1.3" style:family="table-row">
      <style:table-row-properties style:row-height="1.9cm"/>
    </style:style>
    <style:style style:name="_35_Table1.4" style:display-name="5Table1.4" style:family="table-row">
      <style:table-row-properties style:row-height="0.811cm"/>
    </style:style>
    <style:style style:name="_35_Table1.A4" style:display-name="5Table1.A4" style:family="table-cell">
      <style:table-cell-properties style:vertical-align="middle" fo:padding-left="0.101cm" fo:padding-right="0.101cm" fo:padding-top="0cm" fo:padding-bottom="0cm" fo:border-left="none" fo:border-right="none" fo:border-top="none" fo:border-bottom="0.8pt solid #000000"/>
    </style:style>
    <style:style style:name="_35_Table1.B4" style:display-name="5Table1.B4" style:family="table-cell">
      <style:table-cell-properties style:vertical-align="middle" fo:padding-left="0.101cm" fo:padding-right="0.101cm" fo:padding-top="0cm" fo:padding-bottom="0cm" fo:border-left="1.6pt solid #000000" fo:border-right="none" fo:border-top="none" fo:border-bottom="0.8pt solid #000000"/>
    </style:style>
    <style:style style:name="_35_Table1.A32" style:display-name="5Table1.A32" style:family="table-cell">
      <style:table-cell-properties style:vertical-align="middle" fo:padding-left="0.101cm" fo:padding-right="0.101cm" fo:padding-top="0cm" fo:padding-bottom="0cm" fo:border="none"/>
    </style:style>
    <style:style style:name="_35_Table1.B32" style:display-name="5Table1.B32" style:family="table-cell">
      <style:table-cell-properties style:vertical-align="middle" fo:padding-left="0.101cm" fo:padding-right="0.101cm" fo:padding-top="0cm" fo:padding-bottom="0cm" fo:border-left="1.6pt solid #000000" fo:border-right="none" fo:border-top="none" fo:border-bottom="none"/>
    </style:style>
    <style:style style:name="_35_Table2" style:display-name="5Table2" style:family="table">
      <style:table-properties style:width="18.387cm" table:align="margins"/>
    </style:style>
    <style:style style:name="_35_Table2.A" style:display-name="5Table2.A" style:family="table-column">
      <style:table-column-properties style:column-width="0.7cm" style:rel-column-width="2495*"/>
    </style:style>
    <style:style style:name="_35_Table2.B" style:display-name="5Table2.B" style:family="table-column">
      <style:table-column-properties style:column-width="1cm" style:rel-column-width="3564*"/>
    </style:style>
    <style:style style:name="_35_Table2.C" style:display-name="5Table2.C" style:family="table-column">
      <style:table-column-properties style:column-width="2.3cm" style:rel-column-width="8198*"/>
    </style:style>
    <style:style style:name="_35_Table2.D" style:display-name="5Table2.D" style:family="table-column">
      <style:table-column-properties style:column-width="1.499cm" style:rel-column-width="5343*"/>
    </style:style>
    <style:style style:name="_35_Table2.F" style:display-name="5Table2.F" style:family="table-column">
      <style:table-column-properties style:column-width="11cm" style:rel-column-width="39205*"/>
    </style:style>
    <style:style style:name="_35_Table2.G" style:display-name="5Table2.G" style:family="table-column">
      <style:table-column-properties style:column-width="0.889cm" style:rel-column-width="3166*"/>
    </style:style>
    <style:style style:name="_35_Table2.1" style:display-name="5Table2.1" style:family="table-row">
      <style:table-row-properties style:row-height="0.49cm"/>
    </style:style>
    <style:style style:name="_35_Table2.A1" style:display-name="5Table2.A1" style:family="table-cell">
      <style:table-cell-properties style:vertical-align="middle" fo:padding="0cm" fo:border-left="none" fo:border-right="none" fo:border-top="none" fo:border-bottom="0.8pt solid #000000"/>
    </style:style>
    <style:style style:name="_35_Table2.B1" style:display-name="5Table2.B1" style:family="table-cell">
      <style:table-cell-properties style:vertical-align="middle" fo:padding="0cm" fo:border-left="1.6pt solid #000000" fo:border-right="none" fo:border-top="none" fo:border-bottom="0.8pt solid #000000"/>
    </style:style>
    <style:style style:name="_35_Table2.F1" style:display-name="5Table2.F1" style:family="table-cell">
      <style:table-cell-properties style:vertical-align="middle" fo:padding="0cm" fo:border-left="1.6pt solid #000000" fo:border-right="none" fo:border-top="none" fo:border-bottom="none"/>
    </style:style>
    <style:style style:name="_35_Table2.G1" style:display-name="5Table2.G1" style:family="table-cell">
      <style:table-cell-properties style:vertical-align="middle" fo:padding="0cm" fo:border-left="1.6pt solid #000000" fo:border-right="none" fo:border-top="none" fo:border-bottom="1.6pt solid #000000"/>
    </style:style>
    <style:style style:name="_35_Table2.2" style:display-name="5Table2.2" style:family="table-row">
      <style:table-row-properties style:row-height="0.199cm"/>
    </style:style>
    <style:style style:name="_35_Table2.A2" style:display-name="5Table2.A2" style:family="table-cell">
      <style:table-cell-properties style:vertical-align="middle" fo:padding="0cm" fo:border-left="none" fo:border-right="none" fo:border-top="none" fo:border-bottom="1.6pt solid #000000"/>
    </style:style>
    <style:style style:name="_35_Table2.3" style:display-name="5Table2.3" style:family="table-row">
      <style:table-row-properties style:row-height="0.289cm"/>
    </style:style>
    <style:style style:name="_35_Table2.A4" style:display-name="5Table2.A4" style:family="table-cell">
      <style:table-cell-properties style:vertical-align="middle" fo:padding="0cm" fo:border="none"/>
    </style:style>
    <style:style style:name="_35_Table3" style:display-name="5Table3" style:family="table">
      <style:table-properties style:width="1.143cm" table:align="margins" style:may-break-between-rows="false"/>
    </style:style>
    <style:style style:name="_35_Table3.A" style:display-name="5Table3.A" style:family="table-column">
      <style:table-column-properties style:column-width="0.499cm" style:rel-column-width="28620*"/>
    </style:style>
    <style:style style:name="_35_Table3.B" style:display-name="5Table3.B" style:family="table-column">
      <style:table-column-properties style:column-width="0.644cm" style:rel-column-width="36915*"/>
    </style:style>
    <style:style style:name="_35_Table3.1" style:display-name="5Table3.1" style:family="table-row">
      <style:table-row-properties style:row-height="3.45cm"/>
    </style:style>
    <style:style style:name="_35_Table3.A1" style:display-name="5Table3.A1" style:family="table-cell">
      <style:table-cell-properties style:vertical-align="middle" fo:background-color="transparent" fo:padding="0cm" fo:border-left="none" fo:border-right="none" fo:border-top="none" fo:border-bottom="1.6pt solid #000000">
        <style:background-image/>
      </style:table-cell-properties>
    </style:style>
    <style:style style:name="_35_Table3.B1" style:display-name="5Table3.B1" style:family="table-cell">
      <style:table-cell-properties style:vertical-align="middle" fo:background-color="transparent" fo:padding="0cm" fo:border-left="1.6pt solid #000000" fo:border-right="none" fo:border-top="none" fo:border-bottom="1.6pt solid #000000">
        <style:background-image/>
      </style:table-cell-properties>
    </style:style>
    <style:style style:name="_35_Table3.2" style:display-name="5Table3.2" style:family="table-row">
      <style:table-row-properties style:row-height="2.499cm"/>
    </style:style>
    <style:style style:name="_35_Table3.4" style:display-name="5Table3.4" style:family="table-row">
      <style:table-row-properties style:row-height="3.48cm"/>
    </style:style>
    <style:style style:name="_35_Table3.A5" style:display-name="5Table3.A5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_35_Table3.B5" style:display-name="5Table3.B5" style:family="table-cell">
      <style:table-cell-properties style:vertical-align="middle" fo:background-color="transparent" fo:padding="0c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.001cm"/>
        </style:tab-stops>
      </style:paragraph-properties>
      <style:text-properties style:font-name="OpenGost Type B TT1" fo:font-size="12pt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OpenGost Type B TT1" fo:font-size="12pt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officeooo:rsid="002a93c4" officeooo:paragraph-rsid="002a93c4" style:font-size-asian="12pt" style:font-style-asian="italic" style:font-size-complex="12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officeooo:rsid="004b3b92" officeooo:paragraph-rsid="004b3b92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2pt" officeooo:rsid="0047f48e" officeooo:paragraph-rsid="0047f48e" style:font-size-asian="12pt" style:font-style-asian="italic" style:font-size-complex="12pt" style:font-style-complex="italic"/>
    </style:style>
    <style:style style:name="P15" style:family="paragraph" style:parent-style-name="Table_20_Contents">
      <style:paragraph-properties fo:line-height="0.499cm" fo:text-align="center" style:justify-single-word="false"/>
      <style:text-properties style:font-name="OpenGost Type B TT1" fo:font-size="14pt" officeooo:rsid="002b6e3b" officeooo:paragraph-rsid="002b6e3b" style:font-size-asian="14pt" style:font-style-asian="italic" style:font-size-complex="14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4pt" officeooo:rsid="003ea165" officeooo:paragraph-rsid="003ea165" style:font-size-asian="14pt" style:font-style-asian="italic" style:font-size-complex="14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OpenGost Type B TT1" fo:font-size="14pt" officeooo:rsid="003ea165" officeooo:paragraph-rsid="003ea165" style:font-size-asian="14pt" style:font-style-asian="italic" style:font-size-complex="14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OpenGost Type B TT1" fo:font-size="14pt" officeooo:paragraph-rsid="002cb750" style:font-size-asian="14pt" style:font-style-asian="italic" style:font-size-complex="14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OpenGost Type B TT1" fo:font-size="16pt" officeooo:rsid="001e5ebf" officeooo:paragraph-rsid="001e5ebf" style:font-size-asian="16pt" style:font-style-asian="italic" style:font-size-complex="16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OpenGost Type B TT1" fo:font-size="16pt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OpenGost Type B TT1" fo:font-size="16pt" officeooo:rsid="001e5ebf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22" style:family="paragraph" style:parent-style-name="Table_20_Contents">
      <style:paragraph-properties fo:line-height="0.499cm" fo:text-align="center" style:justify-single-word="false"/>
      <style:text-properties style:font-name="OpenGost Type B TT1" fo:font-size="16pt" officeooo:rsid="002e89d8" officeooo:paragraph-rsid="002cb750" style:font-size-asian="16pt" style:font-style-asian="italic" style:font-size-complex="16pt" style:font-style-complex="italic" style:text-rotation-angle="0" style:text-rotation-scale="line-height" style:text-scale="100%"/>
    </style:style>
    <style:style style:name="P23" style:family="paragraph" style:parent-style-name="Table_20_Contents">
      <style:paragraph-properties fo:text-align="center" style:justify-single-word="false"/>
      <style:text-properties style:font-name="OpenGost Type B TT1" fo:font-size="16pt" officeooo:rsid="002e89d8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24" style:family="paragraph" style:parent-style-name="Table_20_Contents">
      <style:paragraph-properties fo:line-height="0.49cm" fo:text-align="center" style:justify-single-word="false"/>
      <style:text-properties style:font-name="OpenGost Type B TT1" fo:font-size="16pt" officeooo:rsid="00306e1c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25" style:family="paragraph" style:parent-style-name="Table_20_Contents">
      <style:paragraph-properties fo:line-height="0.499cm" fo:text-align="center" style:justify-single-word="false"/>
      <style:text-properties style:font-name="OpenGost Type B TT1" fo:font-size="16pt" officeooo:rsid="00306e1c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26" style:family="paragraph" style:parent-style-name="Table_20_Contents">
      <style:paragraph-properties fo:text-align="center" style:justify-single-word="false"/>
      <style:text-properties style:font-name="OpenGost Type B TT1" fo:font-size="16pt" officeooo:rsid="00306e1c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font-name="OpenGost Type B TT1" fo:font-size="16pt" officeooo:rsid="002e89d8" officeooo:paragraph-rsid="002cb750" style:font-size-asian="16pt" style:font-style-asian="italic" style:font-size-complex="16pt" style:font-style-complex="italic" style:text-rotation-angle="0" style:text-rotation-scale="line-height" style:text-scale="85%"/>
    </style:style>
    <style:style style:name="P28" style:family="paragraph" style:parent-style-name="Table_20_Contents">
      <style:paragraph-properties fo:text-align="center" style:justify-single-word="false"/>
      <style:text-properties style:font-name="OpenGost Type B TT1" fo:font-size="16pt" officeooo:rsid="003f96d1" officeooo:paragraph-rsid="003f96d1" style:font-size-asian="14pt" style:font-style-asian="italic" style:font-size-complex="16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OpenGost Type B TT1" fo:font-size="16pt" officeooo:rsid="001e5ebf" officeooo:paragraph-rsid="001e5ebf" style:font-size-asian="14pt" style:font-style-asian="italic" style:font-size-complex="16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OpenGost Type B TT1" fo:font-size="16pt" officeooo:rsid="001e5ebf" officeooo:paragraph-rsid="001e5ebf" style:font-size-asian="14pt" style:font-style-asian="italic" style:font-size-complex="14pt" style:font-style-complex="italic" style:text-rotation-angle="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style:font-name="OpenGost Type B TT1" fo:font-size="22pt" officeooo:rsid="003f96d1" officeooo:paragraph-rsid="003f96d1" style:font-size-asian="19.25pt" style:font-style-asian="italic" style:font-size-complex="22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OpenGost Type B TT1" fo:font-size="22pt" officeooo:rsid="004b3b92" officeooo:paragraph-rsid="004b3b92" style:font-size-asian="19.25pt" style:font-style-asian="italic" style:font-size-complex="2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OpenGost Type B TT1" fo:font-size="22pt" officeooo:rsid="0047f48e" officeooo:paragraph-rsid="0047f48e" style:font-size-asian="19.25pt" style:font-style-asian="italic" style:font-size-complex="22pt" style:font-style-complex="italic"/>
    </style:style>
    <style:style style:name="P34" style:family="paragraph" style:parent-style-name="Table_20_Contents">
      <style:paragraph-properties fo:line-height="0.499cm" fo:text-align="center" style:justify-single-word="false"/>
      <style:text-properties style:font-name="OpenGost Type B TT1" fo:font-size="15pt" officeooo:rsid="002dfa3f" officeooo:paragraph-rsid="002dfa3f" style:font-size-asian="15pt" style:font-style-asian="italic" style:font-size-complex="15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OpenGost Type B TT1" fo:font-size="18pt" officeooo:rsid="002e89d8" officeooo:paragraph-rsid="002cb750" style:font-size-asian="18pt" style:font-style-asian="italic" style:font-size-complex="18pt" style:font-style-complex="italic" style:text-rotation-angle="0" style:text-rotation-scale="line-height" style:text-scale="100%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0.499cm" fo:text-align="center" style:justify-single-word="false"/>
      <style:text-properties style:text-position="20% 100%" style:font-name="OpenGost Type B TT1" fo:font-size="12pt" officeooo:rsid="002a93c4" officeooo:paragraph-rsid="002a93c4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line-height="0.499cm" fo:text-align="center" style:justify-single-word="false">
        <style:tab-stops/>
      </style:paragraph-properties>
      <style:text-properties style:text-position="20% 100%" style:font-name="OpenGost Type B TT1" fo:font-size="12pt" officeooo:rsid="002a93c4" officeooo:paragraph-rsid="002a93c4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text-align="center" style:justify-single-word="false"/>
      <style:text-properties officeooo:rsid="0046f32e" officeooo:paragraph-rsid="0046f32e" style:font-style-asian="italic" style:font-style-complex="italic"/>
    </style:style>
    <style:style style:name="P40" style:family="paragraph" style:parent-style-name="Standard">
      <style:paragraph-properties fo:text-align="center" style:justify-single-word="false"/>
      <style:text-properties style:font-name="OpenGost Type B TT1" fo:font-size="16pt" officeooo:rsid="002e89d8" officeooo:paragraph-rsid="002cb750" style:font-size-asian="16pt" style:font-style-asian="italic" style:font-size-complex="16pt" style:font-style-complex="italic"/>
    </style:style>
    <style:style style:name="P41" style:family="paragraph" style:parent-style-name="Frame_20_contents">
      <style:text-properties officeooo:rsid="00483298" officeooo:paragraph-rsid="00483298"/>
    </style:style>
    <style:style style:name="P42" style:family="paragraph" style:parent-style-name="Table_20_Contents">
      <loext:graphic-properties draw:fill="none"/>
      <style:paragraph-properties fo:margin-left="0.049cm" fo:margin-right="0cm" fo:text-align="start" style:justify-single-word="false" fo:text-indent="0cm" style:auto-text-indent="false" fo:background-color="transparent" text:number-lines="false" text:line-number="0"/>
      <style:text-properties style:font-name="OpenGost Type B TT1" fo:font-size="14pt" officeooo:rsid="003ea165" officeooo:paragraph-rsid="003ea165" style:font-size-asian="14pt" style:font-style-asian="italic" style:font-size-complex="14pt" style:font-style-complex="italic"/>
    </style:style>
    <style:style style:name="P43" style:family="paragraph" style:parent-style-name="Table_20_Contents">
      <style:paragraph-properties fo:text-align="start" style:justify-single-word="false" fo:padding="0cm" fo:border="none" style:shadow="none"/>
      <style:text-properties style:font-name="OpenGost Type B TT1" fo:font-size="14pt" officeooo:rsid="003ea165" officeooo:paragraph-rsid="003ea165" style:font-size-asian="14pt" style:font-style-asian="italic" style:font-size-complex="14pt" style:font-style-complex="italic"/>
    </style:style>
    <style:style style:name="P44" style:family="paragraph" style:parent-style-name="Table_20_Contents">
      <style:paragraph-properties fo:text-align="center" style:justify-single-word="false" fo:padding="0cm" fo:border="none" style:shadow="none"/>
      <style:text-properties style:font-name="OpenGost Type B TT1" fo:font-size="14pt" officeooo:rsid="003ea165" officeooo:paragraph-rsid="003ea165" style:font-size-asian="14pt" style:font-style-asian="italic" style:font-size-complex="14pt" style:font-style-complex="italic"/>
    </style:style>
    <style:style style:name="P45" style:family="paragraph" style:parent-style-name="Table_20_Contents">
      <style:paragraph-properties fo:text-align="center" style:justify-single-word="false" fo:padding="0cm" fo:border="none" style:shadow="none"/>
      <style:text-properties style:font-name="OpenGost Type B TT1" fo:font-size="14pt" officeooo:rsid="003ea165" officeooo:paragraph-rsid="003ea165" style:font-size-asian="14pt" style:font-style-asian="italic" style:font-size-complex="14pt" style:font-style-complex="italic" style:text-scale="93%"/>
    </style:style>
    <style:style style:name="P46" style:family="paragraph" style:parent-style-name="Table_20_Contents">
      <style:paragraph-properties fo:text-align="start" style:justify-single-word="false" fo:padding="0cm" fo:border="none" style:shadow="none"/>
      <style:text-properties style:font-name="OpenGost Type B TT1" fo:font-size="14pt" officeooo:rsid="003ea165" officeooo:paragraph-rsid="003ea165" style:font-size-asian="14pt" style:font-style-asian="italic" style:font-size-complex="14pt" style:font-style-complex="italic" style:text-scale="82%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532589"/>
    </style:style>
    <style:style style:name="T3" style:family="text">
      <style:text-properties officeooo:rsid="005345e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cm" fo:border="1.59pt solid #000000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protect="size position" style:wrap="none" style:vertical-pos="from-top" style:vertical-rel="page" style:horizontal-pos="from-left" style:horizontal-rel="page" fo:padding="0c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-left="1.59pt solid #000000" fo:border-right="1.59pt solid #000000" fo:border-top="none" fo:border-bottom="1.59pt solid #000000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0.801cm" svg:y="0.497cm" svg:width="1.199cm" svg:height="12c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6">Перв. примен.</text:p></table:table-cell><table:table-cell table:style-name="_31_Table1.B1" office:value-type="string"><text:p text:style-name="P8">9М6.673.175</text:p></table:table-cell></table:table-row><table:table-row table:style-name="_31_Table1.1"><table:table-cell table:style-name="_31_Table1.A2" office:value-type="string"><text:p text:style-name="P6">Справ. №</text:p></table:table-cell><table:table-cell table:style-name="_31_Table1.B2" office:value-type="string"><text:p text:style-name="P7"/></table:table-cell></table:table-row></table:table><text:p text:style-name="Frame_20_contents"/></draw:text-box></draw:frame><draw:frame draw:style-name="fr2" draw:name="1Frame2" text:anchor-type="paragraph" svg:x="2cm" svg:y="0.499cm" svg:width="18.5cm" svg:height="24.7cm" draw:z-index="10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5">Поз.</text:p><text:p text:style-name="P15">обозначе-</text:p><text:p text:style-name="P15">ние</text:p></table:table-cell><table:table-cell table:style-name="_31_Table2.B1" office:value-type="string"><text:p text:style-name="P19">Наименование</text:p></table:table-cell><table:table-cell table:style-name="_31_Table2.B1" office:value-type="string"><text:p text:style-name="P20"><text:span text:style-name="T1">Кол</text:span>.</text:p></table:table-cell><table:table-cell table:style-name="_31_Table2.B1" office:value-type="string"><text:p text:style-name="P19">Примечание</text:p></table:table-cell></table:table-row><table:table-row table:style-name="_31_Table2.2"><table:table-cell table:style-name="_31_Table2.A2" office:value-type="string"><text:p text:style-name="P43"/></table:table-cell><table:table-cell table:style-name="_31_Table2.B2" office:value-type="string"><text:p text:style-name="P16">Конденсаторы К53-68 АЖЯР.673546.007ТУ</text:p></table:table-cell><table:table-cell table:style-name="_31_Table2.C2" office:value-type="string"><text:p text:style-name="P16"/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43"/></table:table-cell><table:table-cell table:style-name="_31_Table2.B2" office:value-type="string"><text:p text:style-name="P16">Конденсаторы К10-84в ФЦТА.673516.016ТУ</text:p></table:table-cell><table:table-cell table:style-name="_31_Table2.C2" office:value-type="string"><text:p text:style-name="P16"/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1</text:p></table:table-cell><table:table-cell table:style-name="_31_Table2.B2" office:value-type="string"><text:p text:style-name="P17">К53-68"E"-50В-10,0 мкФ±10%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2</text:p></table:table-cell><table:table-cell table:style-name="_31_Table2.B2" office:value-type="string"><text:p text:style-name="P17">К10-84в 5750М-50В-Н90-2,2 мкФ-N-А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3</text:p></table:table-cell><table:table-cell table:style-name="_31_Table2.B2" office:value-type="string"><text:p text:style-name="P17">К10-84в 2012М-50В-Н20-4700 пФ±10%-N-А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4</text:p></table:table-cell><table:table-cell table:style-name="_31_Table2.B2" office:value-type="string"><text:p text:style-name="P17">К53-68"E"-50В-10,0 мкФ±10%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5</text:p></table:table-cell><table:table-cell table:style-name="_31_Table2.B2" office:value-type="string"><text:p text:style-name="P17">К10-84в 2012М-50В-Н20-4700 пФ±10%-N-А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6, C7</text:p></table:table-cell><table:table-cell table:style-name="_31_Table2.B2" office:value-type="string"><text:p text:style-name="P17">К10-84в 2012М-50В-М47-33 пФ±10%-N-А</text:p></table:table-cell><table:table-cell table:style-name="_31_Table2.C2" office:value-type="string"><text:p text:style-name="P16">2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8-C10</text:p></table:table-cell><table:table-cell table:style-name="_31_Table2.B2" office:value-type="string"><text:p text:style-name="P17">К10-84в 3216М-25В-Н20-0,15 мкФ±10%-N-А</text:p></table:table-cell><table:table-cell table:style-name="_31_Table2.C2" office:value-type="string"><text:p text:style-name="P16">3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11</text:p></table:table-cell><table:table-cell table:style-name="_31_Table2.B2" office:value-type="string"><text:p text:style-name="P17">К10-84в 3216М-25В-Н20-0,01 мкФ±10%-N-А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12</text:p></table:table-cell><table:table-cell table:style-name="_31_Table2.B2" office:value-type="string"><text:p text:style-name="P17">К10-84в 3216М-25В-Н20-0,15 мкФ±10%-N-А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13-C15</text:p></table:table-cell><table:table-cell table:style-name="_31_Table2.B2" office:value-type="string"><text:p text:style-name="P17">К53-68"D"-25В-1,0 мкФ±10%</text:p></table:table-cell><table:table-cell table:style-name="_31_Table2.C2" office:value-type="string"><text:p text:style-name="P16">3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16-C20</text:p></table:table-cell><table:table-cell table:style-name="_31_Table2.B2" office:value-type="string"><text:p text:style-name="P17">К10-84в 3216М-25В-Н20-0,15 мкФ±10%-N-А</text:p></table:table-cell><table:table-cell table:style-name="_31_Table2.C2" office:value-type="string"><text:p text:style-name="P16">5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21, C22</text:p></table:table-cell><table:table-cell table:style-name="_31_Table2.B2" office:value-type="string"><text:p text:style-name="P17">К53-68"C"-25В-10,0 мкФ±10%</text:p></table:table-cell><table:table-cell table:style-name="_31_Table2.C2" office:value-type="string"><text:p text:style-name="P16">2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23, C24</text:p></table:table-cell><table:table-cell table:style-name="_31_Table2.B2" office:value-type="string"><text:p text:style-name="P17">К10-84в 5750М-50В-Н90-2,2 мкФ-N-А</text:p></table:table-cell><table:table-cell table:style-name="_31_Table2.C2" office:value-type="string"><text:p text:style-name="P16">2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25</text:p></table:table-cell><table:table-cell table:style-name="_31_Table2.B2" office:value-type="string"><text:p text:style-name="P17">К10-84в 3216М-25В-Н20-0,15 мкФ±10%-N-А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26</text:p></table:table-cell><table:table-cell table:style-name="_31_Table2.B2" office:value-type="string"><text:p text:style-name="P17">К10-84в 3216М-25В-Н20-2,2 мкФ±10%-N-А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27, C28</text:p></table:table-cell><table:table-cell table:style-name="_31_Table2.B2" office:value-type="string"><text:p text:style-name="P17">К53-68"C"-25В-10,0 мкФ±10%</text:p></table:table-cell><table:table-cell table:style-name="_31_Table2.C2" office:value-type="string"><text:p text:style-name="P16">2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29</text:p></table:table-cell><table:table-cell table:style-name="_31_Table2.B2" office:value-type="string"><text:p text:style-name="P17">К10-84в 3216М-25В-Н20-0,15 мкФ±10%-N-А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30</text:p></table:table-cell><table:table-cell table:style-name="_31_Table2.B2" office:value-type="string"><text:p text:style-name="P17">К53-68"D"-25В-10,0 мкФ±10%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31, C32</text:p></table:table-cell><table:table-cell table:style-name="_31_Table2.B2" office:value-type="string"><text:p text:style-name="P17">К10-84в 3216М-25В-Н20-0,15 мкФ±10%-N-А</text:p></table:table-cell><table:table-cell table:style-name="_31_Table2.C2" office:value-type="string"><text:p text:style-name="P16">2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33</text:p></table:table-cell><table:table-cell table:style-name="_31_Table2.B2" office:value-type="string"><text:p text:style-name="P17">К53-68"D"-25В-15,0 мкФ±10%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34</text:p></table:table-cell><table:table-cell table:style-name="_31_Table2.B2" office:value-type="string"><text:p text:style-name="P17">К53-68"D"-25В-10,0 мкФ±10%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35</text:p></table:table-cell><table:table-cell table:style-name="_31_Table2.B2" office:value-type="string"><text:p text:style-name="P17">К10-84в 3216М-25В-Н20-0,15 мкФ±10%-N-А</text:p></table:table-cell><table:table-cell table:style-name="_31_Table2.C2" office:value-type="string"><text:p text:style-name="P16">1</text:p></table:table-cell><table:table-cell table:style-name="_31_Table2.B2" office:value-type="string"><text:p text:style-name="P43"/></table:table-cell></table:table-row><table:table-row table:style-name="_31_Table2.2"><table:table-cell table:style-name="_31_Table2.A2" office:value-type="string"><text:p text:style-name="P16">C36, C37</text:p></table:table-cell><table:table-cell table:style-name="_31_Table2.B2" office:value-type="string"><text:p text:style-name="P17">К53-68"C"-25В-10,0 мкФ±10%</text:p></table:table-cell><table:table-cell table:style-name="_31_Table2.C2" office:value-type="string"><text:p text:style-name="P16">2</text:p></table:table-cell><table:table-cell table:style-name="_31_Table2.B2" office:value-type="string"><text:p text:style-name="P43"/></table:table-cell></table:table-row><table:table-row table:style-name="_31_Table2.2"><table:table-cell table:style-name="_31_Table2.A27" office:value-type="string"><text:p text:style-name="P16">C38-C41</text:p></table:table-cell><table:table-cell table:style-name="_31_Table2.B27" office:value-type="string"><text:p text:style-name="P42">К10-84в 3216М-25В-Н20-0,15 мкФ±10%-N-А</text:p></table:table-cell><table:table-cell table:style-name="_31_Table2.B1" office:value-type="string"><text:p text:style-name="P16">4</text:p></table:table-cell><table:table-cell table:style-name="_31_Table2.B27" office:value-type="string"><text:p text:style-name="P43"/></table:table-cell></table:table-row></table:table><text:p text:style-name="Frame_20_contents"/></draw:text-box></draw:frame><draw:frame draw:style-name="fr3" draw:name="1Frame3" text:anchor-type="paragraph" svg:x="0.801cm" svg:y="14.7cm" svg:width="1.199cm" svg:height="14.499cm" draw:z-index="5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4" draw:name="1Frame4" text:anchor-type="paragraph" svg:x="2cm" svg:y="25.201cm" svg:width="18.5cm" svg:height="4.001cm" draw:z-index="15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31">9М6.673.175ПЭ3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9">Зарифуллин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39">Плата управления по тангажу</text:p><text:p text:style-name="P39"/><text:p text:style-name="P39">Перечень элементов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9">Рузанов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10">1</text:p></table:table-cell><table:table-cell table:style-name="_31_Table4.F1" office:value-type="string"><text:p text:style-name="P10">5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28">9М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9">Халикова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9">Шайхуллин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1Frame5" text:anchor-type="paragraph" svg:x="8.55cm" svg:y="22.999cm" svg:width="11.899cm" svg:height="2.15cm" draw:z-index="16"><draw:text-box><table:table table:name="Table1" table:style-name="Table1" table:template-name="Default Style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36"/></table:table-cell><table:table-cell table:style-name="Table1.A1" office:value-type="string"><text:p text:style-name="P36"/></table:table-cell><table:table-cell table:style-name="Table1.A1" office:value-type="string"><text:p text:style-name="P36"/></table:table-cell></table:table-row><table:table-row table:style-name="Table1.2"><table:table-cell table:style-name="Table1.A2" table:number-columns-spanned="3" office:value-type="string"><text:p text:style-name="P36"/></table:table-cell><table:covered-table-cell/><table:covered-table-cell/></table:table-row></table:table><text:p text:style-name="P41"/></draw:text-box></draw:frame></text:p>
      <text:p text:style-name="P20"><draw:frame draw:style-name="fr2" draw:name="2Frame1" text:anchor-type="paragraph" svg:x="2cm" svg:y="0.499cm" svg:width="18.5cm" svg:height="27.199cm" draw:z-index="11"><draw:text-box><table:table table:name="2Table1" table:style-name="_32_Table1"><table:table-column table:style-name="_32_Table1.A"/><table:table-column table:style-name="_32_Table1.B"/><table:table-column table:style-name="_32_Table1.C"/><table:table-column table:style-name="_32_Table1.D"/><table:table-row table:style-name="_32_Table1.1"><table:table-cell table:style-name="_32_Table1.A1" office:value-type="string"><text:p text:style-name="P34">Поз.</text:p><text:p text:style-name="P34">обозначе-</text:p><text:p text:style-name="P34">ние</text:p></table:table-cell><table:table-cell table:style-name="_32_Table1.B1" office:value-type="string"><text:p text:style-name="P19">Наименование</text:p></table:table-cell><table:table-cell table:style-name="_32_Table1.B1" office:value-type="string"><text:p text:style-name="P30">Кол.</text:p></table:table-cell><table:table-cell table:style-name="_32_Table1.B1" office:value-type="string"><text:p text:style-name="P29">Примечание</text:p></table:table-cell></table:table-row><table:table-row table:style-name="_32_Table1.2"><table:table-cell table:style-name="_32_Table1.A2" office:value-type="string"><text:p text:style-name="P44">C42</text:p></table:table-cell><table:table-cell table:style-name="_32_Table1.B2" office:value-type="string"><text:p text:style-name="P17">К10-84в 5750М-50В-Н90-2,2 мкФ-N-А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C43-C50</text:p></table:table-cell><table:table-cell table:style-name="_32_Table1.B2" office:value-type="string"><text:p text:style-name="P17">К10-84в 3216М-25В-Н20-0,15 мкФ±10%-N-А</text:p></table:table-cell><table:table-cell table:style-name="_32_Table1.C2" office:value-type="string"><text:p text:style-name="P16">8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17"/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44">Модули электропитания БКЯЮ.436630.001ТУ</text:p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A1</text:p></table:table-cell><table:table-cell table:style-name="_32_Table1.B2" office:value-type="string"><text:p text:style-name="P17">МДМ5-1Е09МП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A2</text:p></table:table-cell><table:table-cell table:style-name="_32_Table1.B2" office:value-type="string"><text:p text:style-name="P17">МДМ3-2Е1515МП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17"/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44">Микросхемы 140УД31АТ1 ВК АЕЯР.431130.171-17ТУ</text:p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44">Микросхемы 1335ЕН5П АЕЯР.431420.809ТУ</text:p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44">Микросхемы 5321ЕН04Г4 АЕНВ.431420.461-02ТУ</text:p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44">Микросхемы 5321ЕН03Г5 АЕНВ.432420.461-02ТУ</text:p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44">Микросхемы 5321EM06<text:span text:style-name="T3">Б</text:span>5 АЕНВ.431420.461-03ТУ</text:p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A3, DA4</text:p></table:table-cell><table:table-cell table:style-name="_32_Table1.B2" office:value-type="string"><text:p text:style-name="P17">140УД31АТ1 ВК</text:p></table:table-cell><table:table-cell table:style-name="_32_Table1.C2" office:value-type="string"><text:p text:style-name="P16">2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A5</text:p></table:table-cell><table:table-cell table:style-name="_32_Table1.B2" office:value-type="string"><text:p text:style-name="P17">1335ЕН5П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A6</text:p></table:table-cell><table:table-cell table:style-name="_32_Table1.B2" office:value-type="string"><text:p text:style-name="P17">5321ЕН04Г4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A7</text:p></table:table-cell><table:table-cell table:style-name="_32_Table1.B2" office:value-type="string"><text:p text:style-name="P17">5321ЕН03Г5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A8</text:p></table:table-cell><table:table-cell table:style-name="_32_Table1.B2" office:value-type="string"><text:p text:style-name="P17">5321EM06<text:span text:style-name="T2">Б</text:span>5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A9</text:p></table:table-cell><table:table-cell table:style-name="_32_Table1.B2" office:value-type="string"><text:p text:style-name="P17">140УД31АТ1 ВК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17"/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44">Микросхемы</text:p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D1</text:p></table:table-cell><table:table-cell table:style-name="_32_Table1.B2" office:value-type="string"><text:p text:style-name="P17">5559ИН14АУ АЕЯР.431230.652ТУ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DD2</text:p></table:table-cell><table:table-cell table:style-name="_32_Table1.B2" office:value-type="string"><text:p text:style-name="P17">1986ВЕ92У1 АЕЯР.431290.711ТУ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17"/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L1</text:p></table:table-cell><table:table-cell table:style-name="_32_Table1.B2" office:value-type="string"><text:p text:style-name="P17">Дроссель ДФПК7,5-2/0,4 БКЮС.670109.002-01ТУ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17"/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44">Резисторы Р1 ОЖ0.467.164ТУ</text:p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3"/></table:table-cell><table:table-cell table:style-name="_32_Table1.B2" office:value-type="string"><text:p text:style-name="P44">Резисторы СП3-19a2-0,5 ОЖ0.468.134ТУ</text:p></table:table-cell><table:table-cell table:style-name="_32_Table1.C2" office:value-type="string"><text:p text:style-name="P16"/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R1-R8</text:p></table:table-cell><table:table-cell table:style-name="_32_Table1.B2" office:value-type="string"><text:p text:style-name="P17">Р1-8В-0,25-10 кОм±5%-Т-А-М</text:p></table:table-cell><table:table-cell table:style-name="_32_Table1.C2" office:value-type="string"><text:p text:style-name="P16">8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R9</text:p></table:table-cell><table:table-cell table:style-name="_32_Table1.B2" office:value-type="string"><text:p text:style-name="P17">Р1-8В-0,25-24 кОм±5%-Т-А-М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R10</text:p></table:table-cell><table:table-cell table:style-name="_32_Table1.B2" office:value-type="string"><text:p text:style-name="P17">Р1-8В-0,25-10 кОм±5%-Т-А-М</text:p></table:table-cell><table:table-cell table:style-name="_32_Table1.C2" office:value-type="string"><text:p text:style-name="P16">1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R11, R12</text:p></table:table-cell><table:table-cell table:style-name="_32_Table1.B2" office:value-type="string"><text:p text:style-name="P17">Р1-8В-0,25-62 Ом±5%-Т-А-М</text:p></table:table-cell><table:table-cell table:style-name="_32_Table1.C2" office:value-type="string"><text:p text:style-name="P16">2</text:p></table:table-cell><table:table-cell table:style-name="_32_Table1.B2" office:value-type="string"><text:p text:style-name="P43"/></table:table-cell></table:table-row><table:table-row table:style-name="_32_Table1.2"><table:table-cell table:style-name="_32_Table1.A2" office:value-type="string"><text:p text:style-name="P44">R13, R14</text:p></table:table-cell><table:table-cell table:style-name="_32_Table1.B2" office:value-type="string"><text:p text:style-name="P17">Р1-8В-0,25-300 Ом±5%-Т-А-М</text:p></table:table-cell><table:table-cell table:style-name="_32_Table1.C2" office:value-type="string"><text:p text:style-name="P16">2</text:p></table:table-cell><table:table-cell table:style-name="_32_Table1.B2" office:value-type="string"><text:p text:style-name="P43"/></table:table-cell></table:table-row></table:table><text:p text:style-name="Frame_20_contents"/></draw:text-box></draw:frame><draw:frame draw:style-name="fr4" draw:name="2Frame2" text:anchor-type="paragraph" svg:x="2cm" svg:y="27.7cm" svg:width="18.5cm" svg:height="1.499cm" draw:z-index="6"><draw:text-box><table:table table:name="2Table2" table:style-name="_32_Table2"><table:table-column table:style-name="_32_Table2.A"/><table:table-column table:style-name="_32_Table2.B"/><table:table-column table:style-name="_32_Table2.C"/><table:table-column table:style-name="_32_Table2.D"/><table:table-column table:style-name="_32_Table2.B"/><table:table-column table:style-name="_32_Table2.F"/><table:table-column table:style-name="_32_Table2.G"/><table:table-row table:style-name="_32_Table2.1"><table:table-cell table:style-name="_32_Table2.A1" office:value-type="string"><text:p text:style-name="P11"/></table:table-cell><table:table-cell table:style-name="_32_Table2.B1" office:value-type="string"><text:p text:style-name="P11"/></table:table-cell><table:table-cell table:style-name="_32_Table2.B1" office:value-type="string"><text:p text:style-name="P11"/></table:table-cell><table:table-cell table:style-name="_32_Table2.B1" office:value-type="string"><text:p text:style-name="P11"/></table:table-cell><table:table-cell table:style-name="_32_Table2.B1" office:value-type="string"><text:p text:style-name="P11"/></table:table-cell><table:table-cell table:style-name="_32_Table2.F1" table:number-rows-spanned="4" office:value-type="string"><text:p text:style-name="P32">9М6.673.175ПЭ3</text:p></table:table-cell><table:table-cell table:style-name="_32_Table2.G1" table:number-rows-spanned="2" office:value-type="string"><text:p text:style-name="P12">Лист</text:p></table:table-cell></table:table-row><table:table-row table:style-name="_32_Table2.2"><table:table-cell table:style-name="_32_Table2.A2" table:number-rows-spanned="2" office:value-type="string"><text:p text:style-name="P11"/></table:table-cell><table:table-cell table:style-name="_32_Table2.G1" table:number-rows-spanned="2" office:value-type="string"><text:p text:style-name="P11"/></table:table-cell><table:table-cell table:style-name="_32_Table2.G1" table:number-rows-spanned="2" office:value-type="string"><text:p text:style-name="P11"/></table:table-cell><table:table-cell table:style-name="_32_Table2.G1" table:number-rows-spanned="2" office:value-type="string"><text:p text:style-name="P11"/></table:table-cell><table:table-cell table:style-name="_32_Table2.G1" table:number-rows-spanned="2" office:value-type="string"><text:p text:style-name="P11"/></table:table-cell><table:covered-table-cell/><table:covered-table-cell/></table:table-row><table:table-row table:style-name="_32_Table2.3"><table:covered-table-cell/><table:covered-table-cell/><table:covered-table-cell/><table:covered-table-cell/><table:covered-table-cell/><table:covered-table-cell/><table:table-cell table:style-name="_32_Table2.F1" table:number-rows-spanned="2" office:value-type="string"><text:p text:style-name="P13">2</text:p></table:table-cell></table:table-row><table:table-row table:style-name="_32_Table2.1"><table:table-cell table:style-name="_32_Table2.A4" office:value-type="string"><text:p text:style-name="P37">Изм.</text:p></table:table-cell><table:table-cell table:style-name="_32_Table2.F1" office:value-type="string"><text:p text:style-name="P37">Лист</text:p></table:table-cell><table:table-cell table:style-name="_32_Table2.F1" office:value-type="string"><text:p text:style-name="P38">№ докум.</text:p></table:table-cell><table:table-cell table:style-name="_32_Table2.F1" office:value-type="string"><text:p text:style-name="P37">Подп.</text:p></table:table-cell><table:table-cell table:style-name="_32_Table2.F1" office:value-type="string"><text:p text:style-name="P37">Дата</text:p></table:table-cell><table:covered-table-cell/><table:covered-table-cell/></table:table-row></table:table><text:p text:style-name="Frame_20_contents"/></draw:text-box></draw:frame><draw:frame draw:style-name="fr3" draw:name="2Frame3" text:anchor-type="paragraph" svg:x="0.801cm" svg:y="14.7cm" svg:width="1.199cm" svg:height="14.499cm" draw:z-index="1"><draw:text-box><table:table table:name="2Table3" table:style-name="_32_Table3"><table:table-column table:style-name="_32_Table3.A"/><table:table-column table:style-name="_32_Table3.B"/><table:table-row table:style-name="_32_Table3.1"><table:table-cell table:style-name="_32_Table3.A1" office:value-type="string"><text:p text:style-name="P6">Подп. дата</text:p></table:table-cell><table:table-cell table:style-name="_32_Table3.B1" office:value-type="string"><text:p text:style-name="P7"/></table:table-cell></table:table-row><table:table-row table:style-name="_32_Table3.2"><table:table-cell table:style-name="_32_Table3.A1" office:value-type="string"><text:p text:style-name="P6">Инв. № дубл.</text:p></table:table-cell><table:table-cell table:style-name="_32_Table3.B1" office:value-type="string"><text:p text:style-name="P7"/></table:table-cell></table:table-row><table:table-row table:style-name="_32_Table3.2"><table:table-cell table:style-name="_32_Table3.A1" office:value-type="string"><text:p text:style-name="P6">Взам. инв. №</text:p></table:table-cell><table:table-cell table:style-name="_32_Table3.B1" office:value-type="string"><text:p text:style-name="P7"/></table:table-cell></table:table-row><table:table-row table:style-name="_32_Table3.4"><table:table-cell table:style-name="_32_Table3.A1" office:value-type="string"><text:p text:style-name="P6">Подп. и дата</text:p></table:table-cell><table:table-cell table:style-name="_32_Table3.B1" office:value-type="string"><text:p text:style-name="P7"/></table:table-cell></table:table-row><table:table-row table:style-name="_32_Table3.2"><table:table-cell table:style-name="_32_Table3.A5" office:value-type="string"><text:p text:style-name="P6">Инв. № подл.</text:p></table:table-cell><table:table-cell table:style-name="_32_Table3.B5" office:value-type="string"><text:p text:style-name="P7"/></table:table-cell></table:table-row></table:table><text:p text:style-name="Frame_20_contents"/></draw:text-box></draw:frame></text:p>
      <text:p text:style-name="P20"><draw:frame draw:style-name="fr2" draw:name="3Frame1" text:anchor-type="paragraph" svg:x="2cm" svg:y="0.499cm" svg:width="18.5cm" svg:height="27.199cm" draw:z-index="12"><draw:text-box><table:table table:name="3Table1" table:style-name="_33_Table1"><table:table-column table:style-name="_33_Table1.A"/><table:table-column table:style-name="_33_Table1.B"/><table:table-column table:style-name="_33_Table1.C"/><table:table-column table:style-name="_33_Table1.D"/><table:table-row table:style-name="_33_Table1.1"><table:table-cell table:style-name="_33_Table1.A1" office:value-type="string"><text:p text:style-name="P34">Поз.</text:p><text:p text:style-name="P34">обозначе-</text:p><text:p text:style-name="P34">ние</text:p></table:table-cell><table:table-cell table:style-name="_33_Table1.B1" office:value-type="string"><text:p text:style-name="P19">Наименование</text:p></table:table-cell><table:table-cell table:style-name="_33_Table1.B1" office:value-type="string"><text:p text:style-name="P30">Кол.</text:p></table:table-cell><table:table-cell table:style-name="_33_Table1.B1" office:value-type="string"><text:p text:style-name="P29">Примечание</text:p></table:table-cell></table:table-row><table:table-row table:style-name="_33_Table1.2"><table:table-cell table:style-name="_33_Table1.A2" office:value-type="string"><text:p text:style-name="P44">R15, R16</text:p></table:table-cell><table:table-cell table:style-name="_33_Table1.B2" office:value-type="string"><text:p text:style-name="P17">Р1-8МП-0,25-1 кОм±1%-Ж-К-М</text:p></table:table-cell><table:table-cell table:style-name="_33_Table1.C2" office:value-type="string"><text:p text:style-name="P16">2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17</text:p></table:table-cell><table:table-cell table:style-name="_33_Table1.B2" office:value-type="string"><text:p text:style-name="P17">СП3-19a2-0,5-1 кОм±10%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18</text:p></table:table-cell><table:table-cell table:style-name="_33_Table1.B2" office:value-type="string"><text:p text:style-name="P17">Р1-8МП-0,25-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19</text:p></table:table-cell><table:table-cell table:style-name="_33_Table1.B2" office:value-type="string"><text:p text:style-name="P17">Р1-8МП-0,25-10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20</text:p></table:table-cell><table:table-cell table:style-name="_33_Table1.B2" office:value-type="string"><text:p text:style-name="P17">Р1-8МП-0,25-1,78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21</text:p></table:table-cell><table:table-cell table:style-name="_33_Table1.B2" office:value-type="string"><text:p text:style-name="P17">Р1-8МП-0,25-9,09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22, R23</text:p></table:table-cell><table:table-cell table:style-name="_33_Table1.B2" office:value-type="string"><text:p text:style-name="P17">Р1-8МП-0,25-10 кОм±1%-Ж-К-М</text:p></table:table-cell><table:table-cell table:style-name="_33_Table1.C2" office:value-type="string"><text:p text:style-name="P16">2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24</text:p></table:table-cell><table:table-cell table:style-name="_33_Table1.B2" office:value-type="string"><text:p text:style-name="P17">Р1-8МП-0,25-51,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25</text:p></table:table-cell><table:table-cell table:style-name="_33_Table1.B2" office:value-type="string"><text:p text:style-name="P17">Р1-8МП-0,25-10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26</text:p></table:table-cell><table:table-cell table:style-name="_33_Table1.B2" office:value-type="string"><text:p text:style-name="P17">Р1-8В-0,25-5,1 Ом±5%-Т-А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27-R30</text:p></table:table-cell><table:table-cell table:style-name="_33_Table1.B2" office:value-type="string"><text:p text:style-name="P17">Р1-8МП-0,25-10 кОм±1%-Ж-К-М</text:p></table:table-cell><table:table-cell table:style-name="_33_Table1.C2" office:value-type="string"><text:p text:style-name="P16">4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31</text:p></table:table-cell><table:table-cell table:style-name="_33_Table1.B2" office:value-type="string"><text:p text:style-name="P17">Р1-8МП-0,25-20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32</text:p></table:table-cell><table:table-cell table:style-name="_33_Table1.B2" office:value-type="string"><text:p text:style-name="P17">Р1-8МП-0,25-10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33</text:p></table:table-cell><table:table-cell table:style-name="_33_Table1.B2" office:value-type="string"><text:p text:style-name="P17">СП3-19a2-0,5-47 кОм±10%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34</text:p></table:table-cell><table:table-cell table:style-name="_33_Table1.B2" office:value-type="string"><text:p text:style-name="P17">Р1-8МП-0,25-30,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35</text:p></table:table-cell><table:table-cell table:style-name="_33_Table1.B2" office:value-type="string"><text:p text:style-name="P17">Р1-8МП-0,25-20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36-R38</text:p></table:table-cell><table:table-cell table:style-name="_33_Table1.B2" office:value-type="string"><text:p text:style-name="P17">Р1-8МП-0,25-10 кОм±1%-Ж-К-М</text:p></table:table-cell><table:table-cell table:style-name="_33_Table1.C2" office:value-type="string"><text:p text:style-name="P16">3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39</text:p></table:table-cell><table:table-cell table:style-name="_33_Table1.B2" office:value-type="string"><text:p text:style-name="P17">Р1-8МП-0,25-100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40</text:p></table:table-cell><table:table-cell table:style-name="_33_Table1.B2" office:value-type="string"><text:p text:style-name="P17">Р1-8МП-0,25-51,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41</text:p></table:table-cell><table:table-cell table:style-name="_33_Table1.B2" office:value-type="string"><text:p text:style-name="P17">Р1-8МП-0,25-30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42</text:p></table:table-cell><table:table-cell table:style-name="_33_Table1.B2" office:value-type="string"><text:p text:style-name="P17">Р1-8В-0,25-1 кОм±5%-Т-А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43</text:p></table:table-cell><table:table-cell table:style-name="_33_Table1.B2" office:value-type="string"><text:p text:style-name="P17">Р1-8МП-0,25-100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44</text:p></table:table-cell><table:table-cell table:style-name="_33_Table1.B2" office:value-type="string"><text:p text:style-name="P17">Р1-8МП-0,25-51,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45*</text:p></table:table-cell><table:table-cell table:style-name="_33_Table1.B2" office:value-type="string"><text:p text:style-name="P17">Р1-8МП-0,25-51,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>51,1 кОм; 100 кОм,</text:p></table:table-cell></table:table-row><table:table-row table:style-name="_33_Table1.2"><table:table-cell table:style-name="_33_Table1.A2" office:value-type="string"><text:p text:style-name="P44"/></table:table-cell><table:table-cell table:style-name="_33_Table1.B2" office:value-type="string"><text:p text:style-name="P17"/></table:table-cell><table:table-cell table:style-name="_33_Table1.C2" office:value-type="string"><text:p text:style-name="P16"/></table:table-cell><table:table-cell table:style-name="_33_Table1.B2" office:value-type="string"><text:p text:style-name="P43">допускается не</text:p></table:table-cell></table:table-row><table:table-row table:style-name="_33_Table1.2"><table:table-cell table:style-name="_33_Table1.A2" office:value-type="string"><text:p text:style-name="P44"/></table:table-cell><table:table-cell table:style-name="_33_Table1.B2" office:value-type="string"><text:p text:style-name="P17"/></table:table-cell><table:table-cell table:style-name="_33_Table1.C2" office:value-type="string"><text:p text:style-name="P16"/></table:table-cell><table:table-cell table:style-name="_33_Table1.B2" office:value-type="string"><text:p text:style-name="P43">устанавливать</text:p></table:table-cell></table:table-row><table:table-row table:style-name="_33_Table1.2"><table:table-cell table:style-name="_33_Table1.A2" office:value-type="string"><text:p text:style-name="P44">R46</text:p></table:table-cell><table:table-cell table:style-name="_33_Table1.B2" office:value-type="string"><text:p text:style-name="P17">Р1-8МП-0,25-51,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47</text:p></table:table-cell><table:table-cell table:style-name="_33_Table1.B2" office:value-type="string"><text:p text:style-name="P17">Р1-8МП-0,25-100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48</text:p></table:table-cell><table:table-cell table:style-name="_33_Table1.B2" office:value-type="string"><text:p text:style-name="P17">Р1-8В-0,25-510 Ом±5%-Т-А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5">R49*, R50*</text:p></table:table-cell><table:table-cell table:style-name="_33_Table1.B2" office:value-type="string"><text:p text:style-name="P17">Р1-8МП-0,25-51,1 кОм±1%-Ж-К-М</text:p></table:table-cell><table:table-cell table:style-name="_33_Table1.C2" office:value-type="string"><text:p text:style-name="P16">2</text:p></table:table-cell><table:table-cell table:style-name="_33_Table1.B2" office:value-type="string"><text:p text:style-name="P46">30,1 кОм; 51,1 кОм; 100 кОм</text:p></table:table-cell></table:table-row><table:table-row table:style-name="_33_Table1.2"><table:table-cell table:style-name="_33_Table1.A2" office:value-type="string"><text:p text:style-name="P44">R51</text:p></table:table-cell><table:table-cell table:style-name="_33_Table1.B2" office:value-type="string"><text:p text:style-name="P17">Р1-8МП-0,25-5,1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table:table-row table:style-name="_33_Table1.2"><table:table-cell table:style-name="_33_Table1.A2" office:value-type="string"><text:p text:style-name="P44">R52</text:p></table:table-cell><table:table-cell table:style-name="_33_Table1.B2" office:value-type="string"><text:p text:style-name="P17">Р1-8МП-0,25-1 кОм±1%-Ж-К-М</text:p></table:table-cell><table:table-cell table:style-name="_33_Table1.C2" office:value-type="string"><text:p text:style-name="P16">1</text:p></table:table-cell><table:table-cell table:style-name="_33_Table1.B2" office:value-type="string"><text:p text:style-name="P43"/></table:table-cell></table:table-row></table:table><text:p text:style-name="Frame_20_contents"/></draw:text-box></draw:frame><draw:frame draw:style-name="fr4" draw:name="3Frame2" text:anchor-type="paragraph" svg:x="2cm" svg:y="27.7cm" svg:width="18.5cm" svg:height="1.499cm" draw:z-index="7"><draw:text-box><table:table table:name="3Table2" table:style-name="_33_Table2"><table:table-column table:style-name="_33_Table2.A"/><table:table-column table:style-name="_33_Table2.B"/><table:table-column table:style-name="_33_Table2.C"/><table:table-column table:style-name="_33_Table2.D"/><table:table-column table:style-name="_33_Table2.B"/><table:table-column table:style-name="_33_Table2.F"/><table:table-column table:style-name="_33_Table2.G"/><table:table-row table:style-name="_33_Table2.1"><table:table-cell table:style-name="_33_Table2.A1" office:value-type="string"><text:p text:style-name="P11"/></table:table-cell><table:table-cell table:style-name="_33_Table2.B1" office:value-type="string"><text:p text:style-name="P11"/></table:table-cell><table:table-cell table:style-name="_33_Table2.B1" office:value-type="string"><text:p text:style-name="P11"/></table:table-cell><table:table-cell table:style-name="_33_Table2.B1" office:value-type="string"><text:p text:style-name="P11"/></table:table-cell><table:table-cell table:style-name="_33_Table2.B1" office:value-type="string"><text:p text:style-name="P11"/></table:table-cell><table:table-cell table:style-name="_33_Table2.F1" table:number-rows-spanned="4" office:value-type="string"><text:p text:style-name="P32">9М6.673.175ПЭ3</text:p></table:table-cell><table:table-cell table:style-name="_33_Table2.G1" table:number-rows-spanned="2" office:value-type="string"><text:p text:style-name="P12">Лист</text:p></table:table-cell></table:table-row><table:table-row table:style-name="_33_Table2.2"><table:table-cell table:style-name="_33_Table2.A2" table:number-rows-spanned="2" office:value-type="string"><text:p text:style-name="P11"/></table:table-cell><table:table-cell table:style-name="_33_Table2.G1" table:number-rows-spanned="2" office:value-type="string"><text:p text:style-name="P11"/></table:table-cell><table:table-cell table:style-name="_33_Table2.G1" table:number-rows-spanned="2" office:value-type="string"><text:p text:style-name="P11"/></table:table-cell><table:table-cell table:style-name="_33_Table2.G1" table:number-rows-spanned="2" office:value-type="string"><text:p text:style-name="P11"/></table:table-cell><table:table-cell table:style-name="_33_Table2.G1" table:number-rows-spanned="2" office:value-type="string"><text:p text:style-name="P11"/></table:table-cell><table:covered-table-cell/><table:covered-table-cell/></table:table-row><table:table-row table:style-name="_33_Table2.3"><table:covered-table-cell/><table:covered-table-cell/><table:covered-table-cell/><table:covered-table-cell/><table:covered-table-cell/><table:covered-table-cell/><table:table-cell table:style-name="_33_Table2.F1" table:number-rows-spanned="2" office:value-type="string"><text:p text:style-name="P13">3</text:p></table:table-cell></table:table-row><table:table-row table:style-name="_33_Table2.1"><table:table-cell table:style-name="_33_Table2.A4" office:value-type="string"><text:p text:style-name="P37">Изм.</text:p></table:table-cell><table:table-cell table:style-name="_33_Table2.F1" office:value-type="string"><text:p text:style-name="P37">Лист</text:p></table:table-cell><table:table-cell table:style-name="_33_Table2.F1" office:value-type="string"><text:p text:style-name="P38">№ докум.</text:p></table:table-cell><table:table-cell table:style-name="_33_Table2.F1" office:value-type="string"><text:p text:style-name="P37">Подп.</text:p></table:table-cell><table:table-cell table:style-name="_33_Table2.F1" office:value-type="string"><text:p text:style-name="P37">Дата</text:p></table:table-cell><table:covered-table-cell/><table:covered-table-cell/></table:table-row></table:table><text:p text:style-name="Frame_20_contents"/></draw:text-box></draw:frame><draw:frame draw:style-name="fr3" draw:name="3Frame3" text:anchor-type="paragraph" svg:x="0.801cm" svg:y="14.7cm" svg:width="1.199cm" svg:height="14.499cm" draw:z-index="2"><draw:text-box><table:table table:name="3Table3" table:style-name="_33_Table3"><table:table-column table:style-name="_33_Table3.A"/><table:table-column table:style-name="_33_Table3.B"/><table:table-row table:style-name="_33_Table3.1"><table:table-cell table:style-name="_33_Table3.A1" office:value-type="string"><text:p text:style-name="P6">Подп. дата</text:p></table:table-cell><table:table-cell table:style-name="_33_Table3.B1" office:value-type="string"><text:p text:style-name="P7"/></table:table-cell></table:table-row><table:table-row table:style-name="_33_Table3.2"><table:table-cell table:style-name="_33_Table3.A1" office:value-type="string"><text:p text:style-name="P6">Инв. № дубл.</text:p></table:table-cell><table:table-cell table:style-name="_33_Table3.B1" office:value-type="string"><text:p text:style-name="P7"/></table:table-cell></table:table-row><table:table-row table:style-name="_33_Table3.2"><table:table-cell table:style-name="_33_Table3.A1" office:value-type="string"><text:p text:style-name="P6">Взам. инв. №</text:p></table:table-cell><table:table-cell table:style-name="_33_Table3.B1" office:value-type="string"><text:p text:style-name="P7"/></table:table-cell></table:table-row><table:table-row table:style-name="_33_Table3.4"><table:table-cell table:style-name="_33_Table3.A1" office:value-type="string"><text:p text:style-name="P6">Подп. и дата</text:p></table:table-cell><table:table-cell table:style-name="_33_Table3.B1" office:value-type="string"><text:p text:style-name="P7"/></table:table-cell></table:table-row><table:table-row table:style-name="_33_Table3.2"><table:table-cell table:style-name="_33_Table3.A5" office:value-type="string"><text:p text:style-name="P6">Инв. № подл.</text:p></table:table-cell><table:table-cell table:style-name="_33_Table3.B5" office:value-type="string"><text:p text:style-name="P7"/></table:table-cell></table:table-row></table:table><text:p text:style-name="Frame_20_contents"/></draw:text-box></draw:frame></text:p>
      <text:p text:style-name="P20"><draw:frame draw:style-name="fr2" draw:name="4Frame1" text:anchor-type="paragraph" svg:x="2cm" svg:y="0.499cm" svg:width="18.5cm" svg:height="27.199cm" draw:z-index="13"><draw:text-box><table:table table:name="4Table1" table:style-name="_34_Table1"><table:table-column table:style-name="_34_Table1.A"/><table:table-column table:style-name="_34_Table1.B"/><table:table-column table:style-name="_34_Table1.C"/><table:table-column table:style-name="_34_Table1.D"/><table:table-row table:style-name="_34_Table1.1"><table:table-cell table:style-name="_34_Table1.A1" office:value-type="string"><text:p text:style-name="P34">Поз.</text:p><text:p text:style-name="P34">обозначе-</text:p><text:p text:style-name="P34">ние</text:p></table:table-cell><table:table-cell table:style-name="_34_Table1.B1" office:value-type="string"><text:p text:style-name="P19">Наименование</text:p></table:table-cell><table:table-cell table:style-name="_34_Table1.B1" office:value-type="string"><text:p text:style-name="P30">Кол.</text:p></table:table-cell><table:table-cell table:style-name="_34_Table1.B1" office:value-type="string"><text:p text:style-name="P29">Примечание</text:p></table:table-cell></table:table-row><table:table-row table:style-name="_34_Table1.2"><table:table-cell table:style-name="_34_Table1.A2" office:value-type="string"><text:p text:style-name="P44">R53</text:p></table:table-cell><table:table-cell table:style-name="_34_Table1.B2" office:value-type="string"><text:p text:style-name="P17">Р1-8МП-0,25-6,19 кОм±1%-Ж-К-М</text:p></table:table-cell><table:table-cell table:style-name="_34_Table1.C2" office:value-type="string"><text:p text:style-name="P16">1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R54, R55</text:p></table:table-cell><table:table-cell table:style-name="_34_Table1.B2" office:value-type="string"><text:p text:style-name="P17">Р1-8МП-0,25-1 кОм±1%-Ж-К-М</text:p></table:table-cell><table:table-cell table:style-name="_34_Table1.C2" office:value-type="string"><text:p text:style-name="P16">2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VD1-VD3</text:p></table:table-cell><table:table-cell table:style-name="_34_Table1.B2" office:value-type="string"><text:p text:style-name="P17">Набор диодов 2Д707АС9 аАО.339.583ТУ</text:p></table:table-cell><table:table-cell table:style-name="_34_Table1.C2" office:value-type="string"><text:p text:style-name="P16">3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VD4</text:p></table:table-cell><table:table-cell table:style-name="_34_Table1.B2" office:value-type="string"><text:p text:style-name="P17">Стабилитрон Д818Е СМ3.362.025ТУ СМ3.362.083ГЧ</text:p></table:table-cell><table:table-cell table:style-name="_34_Table1.C2" office:value-type="string"><text:p text:style-name="P16">1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VD5, VD6</text:p></table:table-cell><table:table-cell table:style-name="_34_Table1.B2" office:value-type="string"><text:p text:style-name="P17">Набор диодов 2Д707АС9 аАО.339.583ТУ</text:p></table:table-cell><table:table-cell table:style-name="_34_Table1.C2" office:value-type="string"><text:p text:style-name="P16">2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44">Транзисторы аАО.339.559ТУ</text:p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VT1</text:p></table:table-cell><table:table-cell table:style-name="_34_Table1.B2" office:value-type="string"><text:p text:style-name="P17">2Т665А9</text:p></table:table-cell><table:table-cell table:style-name="_34_Table1.C2" office:value-type="string"><text:p text:style-name="P16">1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VT2</text:p></table:table-cell><table:table-cell table:style-name="_34_Table1.B2" office:value-type="string"><text:p text:style-name="P17">2Т664А9</text:p></table:table-cell><table:table-cell table:style-name="_34_Table1.C2" office:value-type="string"><text:p text:style-name="P16">1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44">Вилка </text:p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XP1, XP2</text:p></table:table-cell><table:table-cell table:style-name="_34_Table1.B2" office:value-type="string"><text:p text:style-name="P17">СНП346-10ВП22-2-В РЮМК.430420.011ТУ</text:p></table:table-cell><table:table-cell table:style-name="_34_Table1.C2" office:value-type="string"><text:p text:style-name="P16">2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XP3</text:p></table:table-cell><table:table-cell table:style-name="_34_Table1.B2" office:value-type="string"><text:p text:style-name="P17">СНП401-6ВП21-4-1-2 РЮМК.430420.078ТУ</text:p></table:table-cell><table:table-cell table:style-name="_34_Table1.C2" office:value-type="string"><text:p text:style-name="P16">1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XP4</text:p></table:table-cell><table:table-cell table:style-name="_34_Table1.B2" office:value-type="string"><text:p text:style-name="P17">СНП401-8ВП21-4-1-2 РЮМК.430420.078ТУ</text:p></table:table-cell><table:table-cell table:style-name="_34_Table1.C2" office:value-type="string"><text:p text:style-name="P16">1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XP5</text:p></table:table-cell><table:table-cell table:style-name="_34_Table1.B2" office:value-type="string"><text:p text:style-name="P17">СНП401-16ВП21-4-1-2 РЮМК.430420.078ТУ</text:p></table:table-cell><table:table-cell table:style-name="_34_Table1.C2" office:value-type="string"><text:p text:style-name="P16">1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XS1</text:p></table:table-cell><table:table-cell table:style-name="_34_Table1.B2" office:value-type="string"><text:p text:style-name="P17">Розетка СНП346-10РП21-2-В РЮМК.430420.011ТУ</text:p></table:table-cell><table:table-cell table:style-name="_34_Table1.C2" office:value-type="string"><text:p text:style-name="P16">1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4">ZQ1</text:p></table:table-cell><table:table-cell table:style-name="_34_Table1.B2" office:value-type="string"><text:p text:style-name="P17">Резонатор РК457-5ДС-16М ТУ 6321-011-07604008-07</text:p></table:table-cell><table:table-cell table:style-name="_34_Table1.C2" office:value-type="string"><text:p text:style-name="P16">1</text:p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table:table-row table:style-name="_34_Table1.2"><table:table-cell table:style-name="_34_Table1.A2" office:value-type="string"><text:p text:style-name="P43"/></table:table-cell><table:table-cell table:style-name="_34_Table1.B2" office:value-type="string"><text:p text:style-name="P17"/></table:table-cell><table:table-cell table:style-name="_34_Table1.C2" office:value-type="string"><text:p text:style-name="P16"/></table:table-cell><table:table-cell table:style-name="_34_Table1.B2" office:value-type="string"><text:p text:style-name="P43"/></table:table-cell></table:table-row></table:table><text:p text:style-name="Frame_20_contents"/></draw:text-box></draw:frame><draw:frame draw:style-name="fr4" draw:name="4Frame2" text:anchor-type="paragraph" svg:x="2cm" svg:y="27.7cm" svg:width="18.5cm" svg:height="1.499cm" draw:z-index="8"><draw:text-box><table:table table:name="4Table2" table:style-name="_34_Table2"><table:table-column table:style-name="_34_Table2.A"/><table:table-column table:style-name="_34_Table2.B"/><table:table-column table:style-name="_34_Table2.C"/><table:table-column table:style-name="_34_Table2.D"/><table:table-column table:style-name="_34_Table2.B"/><table:table-column table:style-name="_34_Table2.F"/><table:table-column table:style-name="_34_Table2.G"/><table:table-row table:style-name="_34_Table2.1"><table:table-cell table:style-name="_34_Table2.A1" office:value-type="string"><text:p text:style-name="P11"/></table:table-cell><table:table-cell table:style-name="_34_Table2.B1" office:value-type="string"><text:p text:style-name="P11"/></table:table-cell><table:table-cell table:style-name="_34_Table2.B1" office:value-type="string"><text:p text:style-name="P11"/></table:table-cell><table:table-cell table:style-name="_34_Table2.B1" office:value-type="string"><text:p text:style-name="P11"/></table:table-cell><table:table-cell table:style-name="_34_Table2.B1" office:value-type="string"><text:p text:style-name="P11"/></table:table-cell><table:table-cell table:style-name="_34_Table2.F1" table:number-rows-spanned="4" office:value-type="string"><text:p text:style-name="P32">9М6.673.175ПЭ3</text:p></table:table-cell><table:table-cell table:style-name="_34_Table2.G1" table:number-rows-spanned="2" office:value-type="string"><text:p text:style-name="P12">Лист</text:p></table:table-cell></table:table-row><table:table-row table:style-name="_34_Table2.2"><table:table-cell table:style-name="_34_Table2.A2" table:number-rows-spanned="2" office:value-type="string"><text:p text:style-name="P11"/></table:table-cell><table:table-cell table:style-name="_34_Table2.G1" table:number-rows-spanned="2" office:value-type="string"><text:p text:style-name="P11"/></table:table-cell><table:table-cell table:style-name="_34_Table2.G1" table:number-rows-spanned="2" office:value-type="string"><text:p text:style-name="P11"/></table:table-cell><table:table-cell table:style-name="_34_Table2.G1" table:number-rows-spanned="2" office:value-type="string"><text:p text:style-name="P11"/></table:table-cell><table:table-cell table:style-name="_34_Table2.G1" table:number-rows-spanned="2" office:value-type="string"><text:p text:style-name="P11"/></table:table-cell><table:covered-table-cell/><table:covered-table-cell/></table:table-row><table:table-row table:style-name="_34_Table2.3"><table:covered-table-cell/><table:covered-table-cell/><table:covered-table-cell/><table:covered-table-cell/><table:covered-table-cell/><table:covered-table-cell/><table:table-cell table:style-name="_34_Table2.F1" table:number-rows-spanned="2" office:value-type="string"><text:p text:style-name="P13">4</text:p></table:table-cell></table:table-row><table:table-row table:style-name="_34_Table2.1"><table:table-cell table:style-name="_34_Table2.A4" office:value-type="string"><text:p text:style-name="P37">Изм.</text:p></table:table-cell><table:table-cell table:style-name="_34_Table2.F1" office:value-type="string"><text:p text:style-name="P37">Лист</text:p></table:table-cell><table:table-cell table:style-name="_34_Table2.F1" office:value-type="string"><text:p text:style-name="P38">№ докум.</text:p></table:table-cell><table:table-cell table:style-name="_34_Table2.F1" office:value-type="string"><text:p text:style-name="P37">Подп.</text:p></table:table-cell><table:table-cell table:style-name="_34_Table2.F1" office:value-type="string"><text:p text:style-name="P37">Дата</text:p></table:table-cell><table:covered-table-cell/><table:covered-table-cell/></table:table-row></table:table><text:p text:style-name="Frame_20_contents"/></draw:text-box></draw:frame><draw:frame draw:style-name="fr3" draw:name="4Frame3" text:anchor-type="paragraph" svg:x="0.801cm" svg:y="14.7cm" svg:width="1.199cm" svg:height="14.499cm" draw:z-index="3"><draw:text-box><table:table table:name="4Table3" table:style-name="_34_Table3"><table:table-column table:style-name="_34_Table3.A"/><table:table-column table:style-name="_34_Table3.B"/><table:table-row table:style-name="_34_Table3.1"><table:table-cell table:style-name="_34_Table3.A1" office:value-type="string"><text:p text:style-name="P6">Подп. дата</text:p></table:table-cell><table:table-cell table:style-name="_34_Table3.B1" office:value-type="string"><text:p text:style-name="P7"/></table:table-cell></table:table-row><table:table-row table:style-name="_34_Table3.2"><table:table-cell table:style-name="_34_Table3.A1" office:value-type="string"><text:p text:style-name="P6">Инв. № дубл.</text:p></table:table-cell><table:table-cell table:style-name="_34_Table3.B1" office:value-type="string"><text:p text:style-name="P7"/></table:table-cell></table:table-row><table:table-row table:style-name="_34_Table3.2"><table:table-cell table:style-name="_34_Table3.A1" office:value-type="string"><text:p text:style-name="P6">Взам. инв. №</text:p></table:table-cell><table:table-cell table:style-name="_34_Table3.B1" office:value-type="string"><text:p text:style-name="P7"/></table:table-cell></table:table-row><table:table-row table:style-name="_34_Table3.4"><table:table-cell table:style-name="_34_Table3.A1" office:value-type="string"><text:p text:style-name="P6">Подп. и дата</text:p></table:table-cell><table:table-cell table:style-name="_34_Table3.B1" office:value-type="string"><text:p text:style-name="P7"/></table:table-cell></table:table-row><table:table-row table:style-name="_34_Table3.2"><table:table-cell table:style-name="_34_Table3.A5" office:value-type="string"><text:p text:style-name="P6">Инв. № подл.</text:p></table:table-cell><table:table-cell table:style-name="_34_Table3.B5" office:value-type="string"><text:p text:style-name="P7"/></table:table-cell></table:table-row></table:table><text:p text:style-name="Frame_20_contents"/></draw:text-box></draw:frame></text:p>
      <text:p text:style-name="P36"><draw:frame draw:style-name="fr2" draw:name="5Frame1" text:anchor-type="paragraph" svg:x="2cm" svg:y="0.499cm" svg:width="18.5cm" svg:height="27.199cm" draw:z-index="14"><draw:text-box><table:table table:name="5Table1" table:style-name="_35_Table1"><table:table-column table:style-name="_35_Table1.A"/><table:table-column table:style-name="_35_Table1.B" table:number-columns-repeated="5"/><table:table-column table:style-name="_35_Table1.G" table:number-columns-repeated="2"/><table:table-column table:style-name="_35_Table1.I"/><table:table-column table:style-name="_35_Table1.J"/><table:table-row table:style-name="_35_Table1.1"><table:table-cell table:style-name="_35_Table1.A1" table:number-columns-spanned="10" office:value-type="string"><text:p text:style-name="P35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_35_Table1.2"><table:table-cell table:style-name="_35_Table1.A1" table:number-columns-spanned="5" office:value-type="string"><text:p text:style-name="P22">Номера листов (страниц)</text:p></table:table-cell><table:covered-table-cell/><table:covered-table-cell/><table:covered-table-cell/><table:covered-table-cell/><table:table-cell table:style-name="_35_Table1.F2" table:number-rows-spanned="2" office:value-type="string"><text:p text:style-name="P21"><text:span text:style-name="T1">Всего листов</text:span> (страниц) <text:span text:style-name="T1">в докум.</text:span> </text:p></table:table-cell><table:table-cell table:style-name="_35_Table1.F2" table:number-rows-spanned="2" office:value-type="string"><text:p text:style-name="P23">№</text:p><text:p text:style-name="P23">докумен-</text:p><text:p text:style-name="P23">та</text:p></table:table-cell><table:table-cell table:style-name="_35_Table1.F2" table:number-rows-spanned="2" office:value-type="string"><text:p text:style-name="P24">Входящий</text:p><text:p text:style-name="P24">№ сопрово-</text:p><text:p text:style-name="P24">дительно-</text:p><text:p text:style-name="P24">го докум.</text:p><text:p text:style-name="P24">и дата</text:p></table:table-cell><table:table-cell table:style-name="_35_Table1.F2" table:number-rows-spanned="2" office:value-type="string"><text:p text:style-name="P25">Подп.</text:p></table:table-cell><table:table-cell table:style-name="_35_Table1.F2" table:number-rows-spanned="2" office:value-type="string"><text:p text:style-name="P26">Да-</text:p><text:p text:style-name="P26">та</text:p></table:table-cell></table:table-row><table:table-row table:style-name="_35_Table1.3"><table:table-cell table:style-name="_35_Table1.A1" office:value-type="string"><text:p text:style-name="P27">Изм.</text:p></table:table-cell><table:table-cell table:style-name="_35_Table1.F2" office:value-type="string"><text:p text:style-name="P40">изменен-</text:p><text:p text:style-name="P40">ных</text:p></table:table-cell><table:table-cell table:style-name="_35_Table1.F2" office:value-type="string"><text:p text:style-name="P40">заменен-</text:p><text:p text:style-name="P40">ных</text:p></table:table-cell><table:table-cell table:style-name="_35_Table1.F2" office:value-type="string"><text:p text:style-name="P40">новых</text:p></table:table-cell><table:table-cell table:style-name="_35_Table1.F2" office:value-type="string"><text:p text:style-name="P40">аннули-</text:p><text:p text:style-name="P40">рован-</text:p><text:p text:style-name="P40">ных</text:p></table:table-cell><table:covered-table-cell/><table:covered-table-cell/><table:covered-table-cell/><table:covered-table-cell/><table:covered-table-cell/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table:table-cell table:style-name="_35_Table1.B4" office:value-type="string"><text:p text:style-name="P18"/></table:table-cell></table:table-row><table:table-row table:style-name="_35_Table1.4"><table:table-cell table:style-name="_35_Table1.A32" office:value-type="string"><text:p text:style-name="P18"/></table:table-cell><table:table-cell table:style-name="_35_Table1.B32" office:value-type="string"><text:p text:style-name="P18"/></table:table-cell><table:table-cell table:style-name="_35_Table1.B32" office:value-type="string"><text:p text:style-name="P18"/></table:table-cell><table:table-cell table:style-name="_35_Table1.B32" office:value-type="string"><text:p text:style-name="P18"/></table:table-cell><table:table-cell table:style-name="_35_Table1.B32" office:value-type="string"><text:p text:style-name="P18"/></table:table-cell><table:table-cell table:style-name="_35_Table1.B32" office:value-type="string"><text:p text:style-name="P18"/></table:table-cell><table:table-cell table:style-name="_35_Table1.B32" office:value-type="string"><text:p text:style-name="P18"/></table:table-cell><table:table-cell table:style-name="_35_Table1.B32" office:value-type="string"><text:p text:style-name="P18"/></table:table-cell><table:table-cell table:style-name="_35_Table1.B32" office:value-type="string"><text:p text:style-name="P18"/></table:table-cell><table:table-cell table:style-name="_35_Table1.B32" office:value-type="string"><text:p text:style-name="P18"/></table:table-cell></table:table-row></table:table><text:p text:style-name="P39"/></draw:text-box></draw:frame><draw:frame draw:style-name="fr4" draw:name="5Frame2" text:anchor-type="paragraph" svg:x="2cm" svg:y="27.7cm" svg:width="18.5cm" svg:height="1.499cm" draw:z-index="9"><draw:text-box><table:table table:name="5Table2" table:style-name="_35_Table2"><table:table-column table:style-name="_35_Table2.A"/><table:table-column table:style-name="_35_Table2.B"/><table:table-column table:style-name="_35_Table2.C"/><table:table-column table:style-name="_35_Table2.D"/><table:table-column table:style-name="_35_Table2.B"/><table:table-column table:style-name="_35_Table2.F"/><table:table-column table:style-name="_35_Table2.G"/><table:table-row table:style-name="_35_Table2.1"><table:table-cell table:style-name="_35_Table2.A1" office:value-type="string"><text:p text:style-name="P11"/></table:table-cell><table:table-cell table:style-name="_35_Table2.B1" office:value-type="string"><text:p text:style-name="P11"/></table:table-cell><table:table-cell table:style-name="_35_Table2.B1" office:value-type="string"><text:p text:style-name="P11"/></table:table-cell><table:table-cell table:style-name="_35_Table2.B1" office:value-type="string"><text:p text:style-name="P11"/></table:table-cell><table:table-cell table:style-name="_35_Table2.B1" office:value-type="string"><text:p text:style-name="P11"/></table:table-cell><table:table-cell table:style-name="_35_Table2.F1" table:number-rows-spanned="4" office:value-type="string"><text:p text:style-name="P33">9М6.673.175ПЭ3</text:p></table:table-cell><table:table-cell table:style-name="_35_Table2.G1" table:number-rows-spanned="2" office:value-type="string"><text:p text:style-name="P12">Лист</text:p></table:table-cell></table:table-row><table:table-row table:style-name="_35_Table2.2"><table:table-cell table:style-name="_35_Table2.A2" table:number-rows-spanned="2" office:value-type="string"><text:p text:style-name="P11"/></table:table-cell><table:table-cell table:style-name="_35_Table2.G1" table:number-rows-spanned="2" office:value-type="string"><text:p text:style-name="P11"/></table:table-cell><table:table-cell table:style-name="_35_Table2.G1" table:number-rows-spanned="2" office:value-type="string"><text:p text:style-name="P11"/></table:table-cell><table:table-cell table:style-name="_35_Table2.G1" table:number-rows-spanned="2" office:value-type="string"><text:p text:style-name="P11"/></table:table-cell><table:table-cell table:style-name="_35_Table2.G1" table:number-rows-spanned="2" office:value-type="string"><text:p text:style-name="P11"/></table:table-cell><table:covered-table-cell/><table:covered-table-cell/></table:table-row><table:table-row table:style-name="_35_Table2.3"><table:covered-table-cell/><table:covered-table-cell/><table:covered-table-cell/><table:covered-table-cell/><table:covered-table-cell/><table:covered-table-cell/><table:table-cell table:style-name="_35_Table2.F1" table:number-rows-spanned="2" office:value-type="string"><text:p text:style-name="P14">5</text:p></table:table-cell></table:table-row><table:table-row table:style-name="_35_Table2.1"><table:table-cell table:style-name="_35_Table2.A4" office:value-type="string"><text:p text:style-name="P37">Изм.</text:p></table:table-cell><table:table-cell table:style-name="_35_Table2.F1" office:value-type="string"><text:p text:style-name="P37">Лист</text:p></table:table-cell><table:table-cell table:style-name="_35_Table2.F1" office:value-type="string"><text:p text:style-name="P38">№ докум.</text:p></table:table-cell><table:table-cell table:style-name="_35_Table2.F1" office:value-type="string"><text:p text:style-name="P37">Подп.</text:p></table:table-cell><table:table-cell table:style-name="_35_Table2.F1" office:value-type="string"><text:p text:style-name="P37">Дата</text:p></table:table-cell><table:covered-table-cell/><table:covered-table-cell/></table:table-row></table:table><text:p text:style-name="Frame_20_contents"/></draw:text-box></draw:frame><draw:frame draw:style-name="fr3" draw:name="5Frame3" text:anchor-type="paragraph" svg:x="0.801cm" svg:y="14.7cm" svg:width="1.199cm" svg:height="14.499cm" draw:z-index="4"><draw:text-box><table:table table:name="5Table3" table:style-name="_35_Table3"><table:table-column table:style-name="_35_Table3.A"/><table:table-column table:style-name="_35_Table3.B"/><table:table-row table:style-name="_35_Table3.1"><table:table-cell table:style-name="_35_Table3.A1" office:value-type="string"><text:p text:style-name="P6">Подп. дата</text:p></table:table-cell><table:table-cell table:style-name="_35_Table3.B1" office:value-type="string"><text:p text:style-name="P7"/></table:table-cell></table:table-row><table:table-row table:style-name="_35_Table3.2"><table:table-cell table:style-name="_35_Table3.A1" office:value-type="string"><text:p text:style-name="P6">Инв. № дубл.</text:p></table:table-cell><table:table-cell table:style-name="_35_Table3.B1" office:value-type="string"><text:p text:style-name="P7"/></table:table-cell></table:table-row><table:table-row table:style-name="_35_Table3.2"><table:table-cell table:style-name="_35_Table3.A1" office:value-type="string"><text:p text:style-name="P6">Взам. инв. №</text:p></table:table-cell><table:table-cell table:style-name="_35_Table3.B1" office:value-type="string"><text:p text:style-name="P7"/></table:table-cell></table:table-row><table:table-row table:style-name="_35_Table3.4"><table:table-cell table:style-name="_35_Table3.A1" office:value-type="string"><text:p text:style-name="P6">Подп. и дата</text:p></table:table-cell><table:table-cell table:style-name="_35_Table3.B1" office:value-type="string"><text:p text:style-name="P7"/></table:table-cell></table:table-row><table:table-row table:style-name="_35_Table3.2"><table:table-cell table:style-name="_35_Table3.A5" office:value-type="string"><text:p text:style-name="P6">Инв. № подл.</text:p></table:table-cell><table:table-cell table:style-name="_35_Table3.B5" office:value-type="string"><text:p text:style-name="P7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67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5cm" style:type="center"/>
          <style:tab-stop style:position="19.701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.001cm"/>
        </style:tab-stops>
      </style:paragraph-properties>
      <style:text-properties style:font-name="OpenGost Type B TT1" fo:font-size="12pt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cm" fo:margin-left="0.801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9.5cm" fo:margin-right="0.499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6:15.858645393</meta:creation-date>
    <meta:editing-duration>PT4M6S</meta:editing-duration>
    <meta:editing-cycles>8</meta:editing-cycles>
    <dc:date>2021-09-02T16:06:23.843000000</dc:date>
    <meta:creation-date>2021-06-18T14:43:09</meta:creation-date>
    <meta:initial-creator>kicadbom2spec v3.18</meta:initial-creator>
    <meta:generator>LibreOffice/5.4.2.2$Windows_X86_64 LibreOffice_project/22b09f6418e8c2d508a9eaf86b2399209b0990f4</meta:generator>
    <meta:document-statistic meta:table-count="17" meta:image-count="0" meta:object-count="0" meta:page-count="5" meta:paragraph-count="402" meta:word-count="622" meta:character-count="4385" meta:non-whitespace-character-count="4163"/>
  </office:meta>
</office:document-meta>
</file>